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T393_17" style:family="text"/>
    <style:style style:name="T393_18" style:family="text"/>
    <style:style style:name="T393_19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P43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&lt;</text:span><text:span text:style-name="T1_2">h</text:span><text:span text:style-name="T1_3">2&gt;</text:span></text:p>
      <text:p text:style-name="P2"><text:span text:style-name="T2_1"><text:tab/></text:span><text:span text:style-name="T2_2">Сетевые</text:span><text:span text:style-name="T2_3"><text:s/></text:span><text:span text:style-name="T2_4">магазины</text:span><text:span text:style-name="T2_5">&lt;/</text:span><text:span text:style-name="T2_6">h</text:span><text:span text:style-name="T2_7">2&gt;</text:span></text:p>
      <text:p text:style-name="P3"><text:span text:style-name="T3_1">&lt;</text:span><text:span text:style-name="T3_2">p</text:span><text:span text:style-name="T3_3">&gt;</text:span></text:p>
      <text:p text:style-name="P4"><text:span text:style-name="T4_1"><text:tab/></text:span><text:span text:style-name="T4_2">Наша</text:span><text:span text:style-name="T4_3"><text:s/></text:span><text:span text:style-name="T4_4">продукция</text:span><text:span text:style-name="T4_5"><text:s/></text:span><text:span text:style-name="T4_6">широко</text:span><text:span text:style-name="T4_7"><text:s/></text:span><text:span text:style-name="T4_8">представлена</text:span><text:span text:style-name="T4_9"><text:s/></text:span><text:span text:style-name="T4_10">в</text:span><text:span text:style-name="T4_11"><text:s/></text:span><text:span text:style-name="T4_12">целом</text:span><text:span text:style-name="T4_13"><text:s/></text:span><text:span text:style-name="T4_14">ряде</text:span><text:span text:style-name="T4_15"><text:s/></text:span><text:span text:style-name="T4_16">сетевых</text:span><text:span text:style-name="T4_17"><text:s/></text:span><text:span text:style-name="T4_18">магазинов</text:span><text:span text:style-name="T4_19">.&lt;/</text:span><text:span text:style-name="T4_20">p</text:span><text:span text:style-name="T4_21">&gt;</text:span></text:p>
      <text:p text:style-name="P5"><text:span text:style-name="T5_1">&lt;</text:span><text:span text:style-name="T5_2">p</text:span><text:span text:style-name="T5_3">&gt;</text:span></text:p>
      <text:p text:style-name="P6"><text:span text:style-name="T6_1"><text:tab/>&lt;</text:span><text:span text:style-name="T6_2">strong</text:span><text:span text:style-name="T6_3">&gt;</text:span><text:span text:style-name="T6_4">Сеть</text:span><text:span text:style-name="T6_5"><text:s/></text:span><text:span text:style-name="T6_6">магазинов</text:span><text:span text:style-name="T6_7"><text:s/>&amp;</text:span><text:span text:style-name="T6_8">laquo</text:span><text:span text:style-name="T6_9">;</text:span><text:span text:style-name="T6_10">Леруа</text:span><text:span text:style-name="T6_11"><text:s/></text:span><text:span text:style-name="T6_12">Мерлен</text:span><text:span text:style-name="T6_13">&amp;</text:span><text:span text:style-name="T6_14">raquo</text:span><text:span text:style-name="T6_15">;&lt;/</text:span><text:span text:style-name="T6_16">strong</text:span><text:span text:style-name="T6_17">&gt;&lt;/</text:span><text:span text:style-name="T6_18">p</text:span><text:span text:style-name="T6_19">&gt;</text:span></text:p>
      <text:p text:style-name="P7"><text:span text:style-name="T7_1">&lt;</text:span><text:span text:style-name="T7_2">table</text:span><text:span text:style-name="T7_3"><text:s/></text:span><text:span text:style-name="T7_4">border</text:span><text:span text:style-name="T7_5">="0"<text:s/></text:span><text:span text:style-name="T7_6">cellpadding</text:span><text:span text:style-name="T7_7">="0"<text:s/></text:span><text:span text:style-name="T7_8">cellspacing</text:span><text:span text:style-name="T7_9">="0"<text:s/></text:span><text:span text:style-name="T7_10">style</text:span><text:span text:style-name="T7_11">="</text:span><text:span text:style-name="T7_12">float</text:span><text:span text:style-name="T7_13">:<text:s/></text:span><text:span text:style-name="T7_14">none</text:span><text:span text:style-name="T7_15">;<text:s/></text:span><text:span text:style-name="T7_16">width</text:span><text:span text:style-name="T7_17">:<text:s/>90%;"&gt;</text:span></text:p>
      <text:p text:style-name="P8"><text:span text:style-name="T8_1"><text:tab/>&lt;</text:span><text:span text:style-name="T8_2">tbody</text:span><text:span text:style-name="T8_3">&gt;</text:span></text:p>
      <text:p text:style-name="P9"><text:span text:style-name="T9_1"><text:tab/><text:tab/>&lt;</text:span><text:span text:style-name="T9_2">tr</text:span><text:span text:style-name="T9_3">&gt;</text:span></text:p>
      <text:p text:style-name="P10"><text:span text:style-name="T10_1"><text:tab/><text:tab/><text:tab/>&lt;</text:span><text:span text:style-name="T10_2">td</text:span><text:span text:style-name="T10_3"><text:s/></text:span><text:span text:style-name="T10_4">style</text:span><text:span text:style-name="T10_5">="</text:span><text:span text:style-name="T10_6">width</text:span><text:span text:style-name="T10_7">:<text:s/>150</text:span><text:span text:style-name="T10_8">px</text:span><text:span text:style-name="T10_9">;"&gt;</text:span></text:p>
      <text:p text:style-name="P11"><text:span text:style-name="T11_1"><text:tab/><text:tab/><text:tab/><text:tab/>961-02-20&lt;/</text:span><text:span text:style-name="T11_2">td</text:span><text:span text:style-name="T11_3">&gt;</text:span></text:p>
      <text:p text:style-name="P12"><text:span text:style-name="T12_1"><text:tab/><text:tab/><text:tab/>&lt;</text:span><text:span text:style-name="T12_2">td</text:span><text:span text:style-name="T12_3">&gt;</text:span></text:p>
      <text:p text:style-name="P13"><text:span text:style-name="T13_1"><text:tab/><text:tab/><text:tab/><text:tab/></text:span><text:span text:style-name="T13_2">г</text:span><text:span text:style-name="T13_3">.<text:s/></text:span><text:span text:style-name="T13_4">Москва</text:span><text:span text:style-name="T13_5"><text:s/>-<text:s/></text:span><text:span text:style-name="T13_6">Красногорск</text:span><text:span text:style-name="T13_7">&lt;/</text:span><text:span text:style-name="T13_8">td</text:span><text:span text:style-name="T13_9">&gt;</text:span></text:p>
      <text:p text:style-name="P14"><text:span text:style-name="T14_1"><text:tab/><text:tab/>&lt;/</text:span><text:span text:style-name="T14_2">tr</text:span><text:span text:style-name="T14_3">&gt;</text:span></text:p>
      <text:p text:style-name="P15"><text:span text:style-name="T15_1"><text:tab/><text:tab/>&lt;</text:span><text:span text:style-name="T15_2">tr</text:span><text:span text:style-name="T15_3">&gt;</text:span></text:p>
      <text:p text:style-name="P16"><text:span text:style-name="T16_1"><text:tab/><text:tab/><text:tab/>&lt;</text:span><text:span text:style-name="T16_2">td</text:span><text:span text:style-name="T16_3">&gt;</text:span></text:p>
      <text:p text:style-name="P17"><text:span text:style-name="T17_1"><text:tab/><text:tab/><text:tab/><text:tab/>8<text:s/>(499)<text:s/>929-84-02&lt;/</text:span><text:span text:style-name="T17_2">td</text:span><text:span text:style-name="T17_3">&gt;</text:span></text:p>
      <text:p text:style-name="P18"><text:span text:style-name="T18_1"><text:tab/><text:tab/><text:tab/>&lt;</text:span><text:span text:style-name="T18_2">td</text:span><text:span text:style-name="T18_3">&gt;</text:span></text:p>
      <text:p text:style-name="P19"><text:span text:style-name="T19_1"><text:tab/><text:tab/><text:tab/><text:tab/></text:span><text:span text:style-name="T19_2">г</text:span><text:span text:style-name="T19_3">.<text:s/></text:span><text:span text:style-name="T19_4">Москва</text:span><text:span text:style-name="T19_5"><text:s/>-<text:s/></text:span><text:span text:style-name="T19_6">Мытищи</text:span><text:span text:style-name="T19_7">&lt;/</text:span><text:span text:style-name="T19_8">td</text:span><text:span text:style-name="T19_9">&gt;</text:span></text:p>
      <text:p text:style-name="P20"><text:span text:style-name="T20_1"><text:tab/><text:tab/>&lt;/</text:span><text:span text:style-name="T20_2">tr</text:span><text:span text:style-name="T20_3">&gt;</text:span></text:p>
      <text:p text:style-name="P21"><text:span text:style-name="T21_1"><text:tab/><text:tab/>&lt;</text:span><text:span text:style-name="T21_2">tr</text:span><text:span text:style-name="T21_3">&gt;</text:span></text:p>
      <text:p text:style-name="P22"><text:span text:style-name="T22_1"><text:tab/><text:tab/><text:tab/>&lt;</text:span><text:span text:style-name="T22_2">td</text:span><text:span text:style-name="T22_3">&gt;</text:span></text:p>
      <text:p text:style-name="P23"><text:span text:style-name="T23_1"><text:tab/><text:tab/><text:tab/><text:tab/>641-25-40&lt;/</text:span><text:span text:style-name="T23_2">td</text:span><text:span text:style-name="T23_3">&gt;</text:span></text:p>
      <text:p text:style-name="P24"><text:span text:style-name="T24_1"><text:tab/><text:tab/><text:tab/>&lt;</text:span><text:span text:style-name="T24_2">td</text:span><text:span text:style-name="T24_3">&gt;</text:span></text:p>
      <text:p text:style-name="P25"><text:span text:style-name="T25_1"><text:tab/><text:tab/><text:tab/><text:tab/></text:span><text:span text:style-name="T25_2">г</text:span><text:span text:style-name="T25_3">.<text:s/></text:span><text:span text:style-name="T25_4">Москва</text:span><text:span text:style-name="T25_5">,<text:s/></text:span><text:span text:style-name="T25_6">м</text:span><text:span text:style-name="T25_7">.<text:s/></text:span><text:span text:style-name="T25_8">Алтуфьево</text:span><text:span text:style-name="T25_9">&lt;/</text:span><text:span text:style-name="T25_10">td</text:span><text:span text:style-name="T25_11">&gt;</text:span></text:p>
      <text:p text:style-name="P26"><text:span text:style-name="T26_1"><text:tab/><text:tab/>&lt;/</text:span><text:span text:style-name="T26_2">tr</text:span><text:span text:style-name="T26_3">&gt;</text:span></text:p>
      <text:p text:style-name="P27"><text:span text:style-name="T27_1"><text:tab/><text:tab/>&lt;</text:span><text:span text:style-name="T27_2">tr</text:span><text:span text:style-name="T27_3">&gt;</text:span></text:p>
      <text:p text:style-name="P28"><text:span text:style-name="T28_1"><text:tab/><text:tab/><text:tab/>&lt;</text:span><text:span text:style-name="T28_2">td</text:span><text:span text:style-name="T28_3">&gt;</text:span></text:p>
      <text:p text:style-name="P29"><text:span text:style-name="T29_1"><text:tab/><text:tab/><text:tab/><text:tab/>775-86-21&lt;/</text:span><text:span text:style-name="T29_2">td</text:span><text:span text:style-name="T29_3">&gt;</text:span></text:p>
      <text:p text:style-name="P30"><text:span text:style-name="T30_1"><text:tab/><text:tab/><text:tab/>&lt;</text:span><text:span text:style-name="T30_2">td</text:span><text:span text:style-name="T30_3">&gt;</text:span></text:p>
      <text:p text:style-name="P31"><text:span text:style-name="T31_1"><text:tab/><text:tab/><text:tab/><text:tab/></text:span><text:span text:style-name="T31_2">г</text:span><text:span text:style-name="T31_3">.<text:s/></text:span><text:span text:style-name="T31_4">Москва</text:span><text:span text:style-name="T31_5">,<text:s/></text:span><text:span text:style-name="T31_6">Город</text:span><text:span text:style-name="T31_7">,<text:s/></text:span><text:span text:style-name="T31_8">шоссе</text:span><text:span text:style-name="T31_9"><text:s/></text:span><text:span text:style-name="T31_10">Энтузиастов</text:span><text:span text:style-name="T31_11">,<text:s/></text:span><text:span text:style-name="T31_12">д</text:span><text:span text:style-name="T31_13">.12,<text:s/></text:span><text:span text:style-name="T31_14">корп</text:span><text:span text:style-name="T31_15">..2&lt;/</text:span><text:span text:style-name="T31_16">td</text:span><text:span text:style-name="T31_17">&gt;</text:span></text:p>
      <text:p text:style-name="P32"><text:span text:style-name="T32_1"><text:tab/><text:tab/>&lt;/</text:span><text:span text:style-name="T32_2">tr</text:span><text:span text:style-name="T32_3">&gt;</text:span></text:p>
      <text:p text:style-name="P33"><text:span text:style-name="T33_1"><text:tab/><text:tab/>&lt;</text:span><text:span text:style-name="T33_2">tr</text:span><text:span text:style-name="T33_3">&gt;</text:span></text:p>
      <text:p text:style-name="P34"><text:span text:style-name="T34_1"><text:tab/><text:tab/><text:tab/>&lt;</text:span><text:span text:style-name="T34_2">td</text:span><text:span text:style-name="T34_3">&gt;</text:span></text:p>
      <text:p text:style-name="P35"><text:span text:style-name="T35_1"><text:tab/><text:tab/><text:tab/><text:tab/>8<text:s/>(495)<text:s/>660-01-30&lt;/</text:span><text:span text:style-name="T35_2">td</text:span><text:span text:style-name="T35_3">&gt;</text:span></text:p>
      <text:p text:style-name="P36"><text:span text:style-name="T36_1"><text:tab/><text:tab/><text:tab/>&lt;</text:span><text:span text:style-name="T36_2">td</text:span><text:span text:style-name="T36_3">&gt;</text:span></text:p>
      <text:p text:style-name="P37"><text:span text:style-name="T37_1"><text:tab/><text:tab/><text:tab/><text:tab/></text:span><text:span text:style-name="T37_2">г</text:span><text:span text:style-name="T37_3">.<text:s/></text:span><text:span text:style-name="T37_4">Москва</text:span><text:span text:style-name="T37_5">,<text:s/></text:span><text:span text:style-name="T37_6">Химки</text:span><text:span text:style-name="T37_7">&lt;/</text:span><text:span text:style-name="T37_8">td</text:span><text:span text:style-name="T37_9">&gt;</text:span></text:p>
      <text:p text:style-name="P38"><text:span text:style-name="T38_1"><text:tab/><text:tab/>&lt;/</text:span><text:span text:style-name="T38_2">tr</text:span><text:span text:style-name="T38_3">&gt;</text:span></text:p>
      <text:p text:style-name="P39"><text:span text:style-name="T39_1"><text:tab/><text:tab/>&lt;</text:span><text:span text:style-name="T39_2">tr</text:span><text:span text:style-name="T39_3">&gt;</text:span></text:p>
      <text:p text:style-name="P40"><text:span text:style-name="T40_1"><text:tab/><text:tab/><text:tab/>&lt;</text:span><text:span text:style-name="T40_2">td</text:span><text:span text:style-name="T40_3">&gt;</text:span></text:p>
      <text:p text:style-name="P41"><text:span text:style-name="T41_1"><text:tab/><text:tab/><text:tab/><text:tab/>8<text:s/>(495)<text:s/>544-57-80&lt;/</text:span><text:span text:style-name="T41_2">td</text:span><text:span text:style-name="T41_3">&gt;</text:span></text:p>
      <text:p text:style-name="P42"><text:span text:style-name="T42_1"><text:tab/><text:tab/><text:tab/>&lt;</text:span><text:span text:style-name="T42_2">td</text:span><text:span text:style-name="T42_3">&gt;</text:span></text:p>
      <text:p text:style-name="P43"><text:span text:style-name="T43_1"><text:tab/><text:tab/><text:tab/><text:tab/></text:span><text:span text:style-name="T43_2">МО</text:span><text:span text:style-name="T43_3">,<text:s/></text:span><text:span text:style-name="T43_4">г</text:span><text:span text:style-name="T43_5">.<text:s/></text:span><text:span text:style-name="T43_6">Климовск</text:span><text:span text:style-name="T43_7">&lt;/</text:span><text:span text:style-name="T43_8">td</text:span><text:span text:style-name="T43_9">&gt;</text:span></text:p>
      <text:p text:style-name="P44"><text:span text:style-name="T44_1"><text:tab/><text:tab/>&lt;/</text:span><text:span text:style-name="T44_2">tr</text:span><text:span text:style-name="T44_3">&gt;</text:span></text:p>
      <text:p text:style-name="P45"><text:span text:style-name="T45_1"><text:tab/><text:tab/>&lt;</text:span><text:span text:style-name="T45_2">tr</text:span><text:span text:style-name="T45_3">&gt;</text:span></text:p>
      <text:p text:style-name="P46"><text:span text:style-name="T46_1"><text:tab/><text:tab/><text:tab/>&lt;</text:span><text:span text:style-name="T46_2">td</text:span><text:span text:style-name="T46_3">&gt;</text:span></text:p>
      <text:p text:style-name="P47"><text:span text:style-name="T47_1"><text:tab/><text:tab/><text:tab/><text:tab/>8<text:s/>(812)<text:s/>313-93-00&lt;/</text:span><text:span text:style-name="T47_2">td</text:span><text:span text:style-name="T47_3">&gt;</text:span></text:p>
      <text:p text:style-name="P48"><text:span text:style-name="T48_1"><text:tab/><text:tab/><text:tab/>&lt;</text:span><text:span text:style-name="T48_2">td</text:span><text:span text:style-name="T48_3">&gt;</text:span></text:p>
      <text:p text:style-name="P49"><text:span text:style-name="T49_1"><text:tab/><text:tab/><text:tab/><text:tab/></text:span><text:span text:style-name="T49_2">г</text:span><text:span text:style-name="T49_3">.<text:s/></text:span><text:span text:style-name="T49_4">Санкт</text:span><text:span text:style-name="T49_5">-</text:span><text:span text:style-name="T49_6">Петербург</text:span><text:span text:style-name="T49_7">,<text:s/></text:span><text:span text:style-name="T49_8">ул</text:span><text:span text:style-name="T49_9">.<text:s/></text:span><text:span text:style-name="T49_10">Коллонтай</text:span><text:span text:style-name="T49_11">,<text:s/></text:span><text:span text:style-name="T49_12">д</text:span><text:span text:style-name="T49_13">.<text:s/>3&lt;/</text:span><text:span text:style-name="T49_14">td</text:span><text:span text:style-name="T49_15">&gt;</text:span></text:p>
      <text:p text:style-name="P50"><text:span text:style-name="T50_1"><text:tab/><text:tab/>&lt;/</text:span><text:span text:style-name="T50_2">tr</text:span><text:span text:style-name="T50_3">&gt;</text:span></text:p>
      <text:p text:style-name="P51"><text:span text:style-name="T51_1"><text:tab/><text:tab/>&lt;</text:span><text:span text:style-name="T51_2">tr</text:span><text:span text:style-name="T51_3">&gt;</text:span></text:p>
      <text:p text:style-name="P52"><text:span text:style-name="T52_1"><text:tab/><text:tab/><text:tab/>&lt;</text:span><text:span text:style-name="T52_2">td</text:span><text:span text:style-name="T52_3">&gt;</text:span></text:p>
      <text:p text:style-name="P53"><text:span text:style-name="T53_1"><text:tab/><text:tab/><text:tab/><text:tab/>8<text:s/>(812)<text:s/>493-23-83&lt;/</text:span><text:span text:style-name="T53_2">td</text:span><text:span text:style-name="T53_3">&gt;</text:span></text:p>
      <text:p text:style-name="P54"><text:span text:style-name="T54_1"><text:tab/><text:tab/><text:tab/>&lt;</text:span><text:span text:style-name="T54_2">td</text:span><text:span text:style-name="T54_3">&gt;</text:span></text:p>
      <text:p text:style-name="P55"><text:span text:style-name="T55_1"><text:tab/><text:tab/><text:tab/><text:tab/></text:span><text:span text:style-name="T55_2">г</text:span><text:span text:style-name="T55_3">.<text:s/></text:span><text:span text:style-name="T55_4">Санкт</text:span><text:span text:style-name="T55_5">-</text:span><text:span text:style-name="T55_6">Петербург</text:span><text:span text:style-name="T55_7">,<text:s/></text:span><text:span text:style-name="T55_8">ул</text:span><text:span text:style-name="T55_9">.<text:s/></text:span><text:span text:style-name="T55_10">Испытателей</text:span><text:span text:style-name="T55_11">,<text:s/></text:span><text:span text:style-name="T55_12">д</text:span><text:span text:style-name="T55_13">.5&lt;/</text:span><text:span text:style-name="T55_14">td</text:span><text:span text:style-name="T55_15">&gt;</text:span></text:p>
      <text:p text:style-name="P56"><text:span text:style-name="T56_1"><text:tab/><text:tab/>&lt;/</text:span><text:span text:style-name="T56_2">tr</text:span><text:span text:style-name="T56_3">&gt;</text:span></text:p>
      <text:p text:style-name="P57"><text:span text:style-name="T57_1"><text:tab/><text:tab/>&lt;</text:span><text:span text:style-name="T57_2">tr</text:span><text:span text:style-name="T57_3">&gt;</text:span></text:p>
      <text:p text:style-name="P58"><text:span text:style-name="T58_1"><text:tab/><text:tab/><text:tab/>&lt;</text:span><text:span text:style-name="T58_2">td</text:span><text:span text:style-name="T58_3">&gt;</text:span></text:p>
      <text:p text:style-name="P59"><text:span text:style-name="T59_1"><text:tab/><text:tab/><text:tab/><text:tab/>8<text:s/>(473)<text:s/>262-90-30&lt;/</text:span><text:span text:style-name="T59_2">td</text:span><text:span text:style-name="T59_3">&gt;</text:span></text:p>
      <text:p text:style-name="P60"><text:span text:style-name="T60_1"><text:tab/><text:tab/><text:tab/>&lt;</text:span><text:span text:style-name="T60_2">td</text:span><text:span text:style-name="T60_3">&gt;</text:span></text:p>
      <text:p text:style-name="P61"><text:span text:style-name="T61_1"><text:tab/><text:tab/><text:tab/><text:tab/></text:span><text:span text:style-name="T61_2">г</text:span><text:span text:style-name="T61_3">.<text:s/></text:span><text:span text:style-name="T61_4">Воронеж</text:span><text:span text:style-name="T61_5">,<text:s/></text:span><text:span text:style-name="T61_6">п</text:span><text:span text:style-name="T61_7">.<text:s/></text:span><text:span text:style-name="T61_8">Солнечный</text:span><text:span text:style-name="T61_9">,<text:s/></text:span><text:span text:style-name="T61_10">ул</text:span><text:span text:style-name="T61_11">.<text:s/></text:span><text:span text:style-name="T61_12">Парковая</text:span><text:span text:style-name="T61_13">,<text:s/>5&lt;/</text:span><text:span text:style-name="T61_14">td</text:span><text:span text:style-name="T61_15">&gt;</text:span></text:p>
      <text:p text:style-name="P62"><text:span text:style-name="T62_1"><text:tab/><text:tab/>&lt;/</text:span><text:span text:style-name="T62_2">tr</text:span><text:span text:style-name="T62_3">&gt;</text:span></text:p>
      <text:p text:style-name="P63"><text:span text:style-name="T63_1"><text:tab/><text:tab/>&lt;</text:span><text:span text:style-name="T63_2">tr</text:span><text:span text:style-name="T63_3">&gt;</text:span></text:p>
      <text:p text:style-name="P64"><text:span text:style-name="T64_1"><text:tab/><text:tab/><text:tab/>&lt;</text:span><text:span text:style-name="T64_2">td</text:span><text:span text:style-name="T64_3">&gt;</text:span></text:p>
      <text:p text:style-name="P65"><text:span text:style-name="T65_1"><text:tab/><text:tab/><text:tab/><text:tab/>8<text:s/>(861)<text:s/>210-93-54&lt;/</text:span><text:span text:style-name="T65_2">td</text:span><text:span text:style-name="T65_3">&gt;</text:span></text:p>
      <text:p text:style-name="P66"><text:span text:style-name="T66_1"><text:tab/><text:tab/><text:tab/>&lt;</text:span><text:span text:style-name="T66_2">td</text:span><text:span text:style-name="T66_3">&gt;</text:span></text:p>
      <text:p text:style-name="P67"><text:span text:style-name="T67_1"><text:tab/><text:tab/><text:tab/><text:tab/></text:span><text:span text:style-name="T67_2">г</text:span><text:span text:style-name="T67_3">.<text:s/></text:span><text:span text:style-name="T67_4">Краснодар</text:span><text:span text:style-name="T67_5">,<text:s/></text:span><text:span text:style-name="T67_6">ул</text:span><text:span text:style-name="T67_7">.<text:s/></text:span><text:span text:style-name="T67_8">Новороссийская</text:span><text:span text:style-name="T67_9">,<text:s/></text:span><text:span text:style-name="T67_10">д</text:span><text:span text:style-name="T67_11">.234<text:s/></text:span><text:span text:style-name="T67_12">Адыгея</text:span><text:span text:style-name="T67_13">,<text:s/></text:span><text:span text:style-name="T67_14">Тахтамукайский</text:span><text:span text:style-name="T67_15"><text:s/></text:span><text:span text:style-name="T67_16">р</text:span><text:span text:style-name="T67_17">-</text:span><text:span text:style-name="T67_18">он</text:span><text:span text:style-name="T67_19">&lt;/</text:span><text:span text:style-name="T67_20">td</text:span><text:span text:style-name="T67_21">&gt;</text:span></text:p>
      <text:p text:style-name="P68"><text:span text:style-name="T68_1"><text:tab/><text:tab/>&lt;/</text:span><text:span text:style-name="T68_2">tr</text:span><text:span text:style-name="T68_3">&gt;</text:span></text:p>
      <text:p text:style-name="P69"><text:span text:style-name="T69_1"><text:tab/><text:tab/>&lt;</text:span><text:span text:style-name="T69_2">tr</text:span><text:span text:style-name="T69_3">&gt;</text:span></text:p>
      <text:p text:style-name="P70"><text:span text:style-name="T70_1"><text:tab/><text:tab/><text:tab/>&lt;</text:span><text:span text:style-name="T70_2">td</text:span><text:span text:style-name="T70_3">&gt;</text:span></text:p>
      <text:p text:style-name="P71"><text:span text:style-name="T71_1"><text:tab/><text:tab/><text:tab/><text:tab/>8<text:s/>(861)273-98-70&lt;/</text:span><text:span text:style-name="T71_2">td</text:span><text:span text:style-name="T71_3">&gt;</text:span></text:p>
      <text:p text:style-name="P72"><text:span text:style-name="T72_1"><text:tab/><text:tab/><text:tab/>&lt;</text:span><text:span text:style-name="T72_2">td</text:span><text:span text:style-name="T72_3">&gt;</text:span></text:p>
      <text:p text:style-name="P73"><text:span text:style-name="T73_1"><text:tab/><text:tab/><text:tab/><text:tab/></text:span><text:span text:style-name="T73_2">Новая</text:span><text:span text:style-name="T73_3"><text:s/></text:span><text:span text:style-name="T73_4">Адыгея</text:span><text:span text:style-name="T73_5"><text:s/></text:span><text:span text:style-name="T73_6">аул</text:span><text:span text:style-name="T73_7">,<text:s/></text:span><text:span text:style-name="T73_8">Тургеневское</text:span><text:span text:style-name="T73_9"><text:s/></text:span><text:span text:style-name="T73_10">шоссе</text:span><text:span text:style-name="T73_11">,<text:s/></text:span><text:span text:style-name="T73_12">д</text:span><text:span text:style-name="T73_13">.27&lt;/</text:span><text:span text:style-name="T73_14">td</text:span><text:span text:style-name="T73_15">&gt;</text:span></text:p>
      <text:p text:style-name="P74"><text:span text:style-name="T74_1"><text:tab/><text:tab/>&lt;/</text:span><text:span text:style-name="T74_2">tr</text:span><text:span text:style-name="T74_3">&gt;</text:span></text:p>
      <text:p text:style-name="P75"><text:span text:style-name="T75_1"><text:tab/><text:tab/>&lt;</text:span><text:span text:style-name="T75_2">tr</text:span><text:span text:style-name="T75_3">&gt;</text:span></text:p>
      <text:p text:style-name="P76"><text:span text:style-name="T76_1"><text:tab/><text:tab/><text:tab/>&lt;</text:span><text:span text:style-name="T76_2">td</text:span><text:span text:style-name="T76_3">&gt;</text:span></text:p>
      <text:p text:style-name="P77"><text:span text:style-name="T77_1"><text:tab/><text:tab/><text:tab/><text:tab/>8<text:s/>(846)<text:s/>273-81-90&lt;/</text:span><text:span text:style-name="T77_2">td</text:span><text:span text:style-name="T77_3">&gt;</text:span></text:p>
      <text:p text:style-name="P78"><text:span text:style-name="T78_1"><text:tab/><text:tab/><text:tab/>&lt;</text:span><text:span text:style-name="T78_2">td</text:span><text:span text:style-name="T78_3">&gt;</text:span></text:p>
      <text:p text:style-name="P79"><text:span text:style-name="T79_1"><text:tab/><text:tab/><text:tab/><text:tab/></text:span><text:span text:style-name="T79_2">г</text:span><text:span text:style-name="T79_3">.<text:s/></text:span><text:span text:style-name="T79_4">Самара</text:span><text:span text:style-name="T79_5">,<text:s/></text:span><text:span text:style-name="T79_6">ул</text:span><text:span text:style-name="T79_7">.</text:span><text:span text:style-name="T79_8">Дыбенко</text:span><text:span text:style-name="T79_9">&lt;/</text:span><text:span text:style-name="T79_10">td</text:span><text:span text:style-name="T79_11">&gt;</text:span></text:p>
      <text:p text:style-name="P80"><text:span text:style-name="T80_1"><text:tab/><text:tab/>&lt;/</text:span><text:span text:style-name="T80_2">tr</text:span><text:span text:style-name="T80_3">&gt;</text:span></text:p>
      <text:p text:style-name="P81"><text:span text:style-name="T81_1"><text:tab/><text:tab/>&lt;</text:span><text:span text:style-name="T81_2">tr</text:span><text:span text:style-name="T81_3">&gt;</text:span></text:p>
      <text:p text:style-name="P82"><text:span text:style-name="T82_1"><text:tab/><text:tab/><text:tab/>&lt;</text:span><text:span text:style-name="T82_2">td</text:span><text:span text:style-name="T82_3">&gt;</text:span></text:p>
      <text:p text:style-name="P83"><text:span text:style-name="T83_1"><text:tab/><text:tab/><text:tab/><text:tab/>8<text:s/>(846)<text:s/>273-81-58&lt;/</text:span><text:span text:style-name="T83_2">td</text:span><text:span text:style-name="T83_3">&gt;</text:span></text:p>
      <text:p text:style-name="P84"><text:span text:style-name="T84_1"><text:tab/><text:tab/><text:tab/>&lt;</text:span><text:span text:style-name="T84_2">td</text:span><text:span text:style-name="T84_3">&gt;</text:span></text:p>
      <text:p text:style-name="P85"><text:span text:style-name="T85_1"><text:tab/><text:tab/><text:tab/><text:tab/></text:span><text:span text:style-name="T85_2">г</text:span><text:span text:style-name="T85_3">.<text:s/></text:span><text:span text:style-name="T85_4">Самара</text:span><text:span text:style-name="T85_5">,<text:s/></text:span><text:span text:style-name="T85_6">ул</text:span><text:span text:style-name="T85_7">.<text:s/></text:span><text:span text:style-name="T85_8">Красный</text:span><text:span text:style-name="T85_9"><text:s/></text:span><text:span text:style-name="T85_10">Пахарь</text:span><text:span text:style-name="T85_11"><text:s/>24<text:s/></text:span><text:span text:style-name="T85_12">км</text:span><text:span text:style-name="T85_13"><text:s/></text:span><text:span text:style-name="T85_14">трассы</text:span><text:span text:style-name="T85_15"><text:s/></text:span><text:span text:style-name="T85_16">М</text:span><text:span text:style-name="T85_17">5&lt;/</text:span><text:span text:style-name="T85_18">td</text:span><text:span text:style-name="T85_19">&gt;</text:span></text:p>
      <text:p text:style-name="P86"><text:span text:style-name="T86_1"><text:tab/><text:tab/>&lt;/</text:span><text:span text:style-name="T86_2">tr</text:span><text:span text:style-name="T86_3">&gt;</text:span></text:p>
      <text:p text:style-name="P87"><text:span text:style-name="T87_1"><text:tab/><text:tab/>&lt;</text:span><text:span text:style-name="T87_2">tr</text:span><text:span text:style-name="T87_3">&gt;</text:span></text:p>
      <text:p text:style-name="P88"><text:span text:style-name="T88_1"><text:tab/><text:tab/><text:tab/>&lt;</text:span><text:span text:style-name="T88_2">td</text:span><text:span text:style-name="T88_3">&gt;</text:span></text:p>
      <text:p text:style-name="P89"><text:span text:style-name="T89_1"><text:tab/><text:tab/><text:tab/><text:tab/>8<text:s/>(863)<text:s/>237-06-48&lt;/</text:span><text:span text:style-name="T89_2">td</text:span><text:span text:style-name="T89_3">&gt;</text:span></text:p>
      <text:p text:style-name="P90"><text:span text:style-name="T90_1"><text:tab/><text:tab/><text:tab/>&lt;</text:span><text:span text:style-name="T90_2">td</text:span><text:span text:style-name="T90_3">&gt;</text:span></text:p>
      <text:p text:style-name="P91"><text:span text:style-name="T91_1"><text:tab/><text:tab/><text:tab/><text:tab/></text:span><text:span text:style-name="T91_2">Ростовская</text:span><text:span text:style-name="T91_3"><text:s/></text:span><text:span text:style-name="T91_4">обл</text:span><text:span text:style-name="T91_5">.,<text:s/></text:span><text:span text:style-name="T91_6">г</text:span><text:span text:style-name="T91_7">.<text:s/></text:span><text:span text:style-name="T91_8">Аксай</text:span><text:span text:style-name="T91_9">,<text:s/></text:span><text:span text:style-name="T91_10">Новочеркасское</text:span><text:span text:style-name="T91_11"><text:s/></text:span><text:span text:style-name="T91_12">ш</text:span><text:span text:style-name="T91_13">.,<text:s/></text:span><text:span text:style-name="T91_14">д</text:span><text:span text:style-name="T91_15">.<text:s/>33&lt;/</text:span><text:span text:style-name="T91_16">td</text:span><text:span text:style-name="T91_17">&gt;</text:span></text:p>
      <text:p text:style-name="P92"><text:span text:style-name="T92_1"><text:tab/><text:tab/>&lt;/</text:span><text:span text:style-name="T92_2">tr</text:span><text:span text:style-name="T92_3">&gt;</text:span></text:p>
      <text:p text:style-name="P93"><text:span text:style-name="T93_1"><text:tab/><text:tab/>&lt;</text:span><text:span text:style-name="T93_2">tr</text:span><text:span text:style-name="T93_3">&gt;</text:span></text:p>
      <text:p text:style-name="P94"><text:span text:style-name="T94_1"><text:tab/><text:tab/><text:tab/>&lt;</text:span><text:span text:style-name="T94_2">td</text:span><text:span text:style-name="T94_3">&gt;</text:span></text:p>
      <text:p text:style-name="P95"><text:span text:style-name="T95_1"><text:tab/><text:tab/><text:tab/><text:tab/>8<text:s/>(863)<text:s/>204-06-46&lt;/</text:span><text:span text:style-name="T95_2">td</text:span><text:span text:style-name="T95_3">&gt;</text:span></text:p>
      <text:p text:style-name="P96"><text:span text:style-name="T96_1"><text:tab/><text:tab/><text:tab/>&lt;</text:span><text:span text:style-name="T96_2">td</text:span><text:span text:style-name="T96_3">&gt;</text:span></text:p>
      <text:p text:style-name="P97"><text:span text:style-name="T97_1"><text:tab/><text:tab/><text:tab/><text:tab/></text:span><text:span text:style-name="T97_2">Ростовская</text:span><text:span text:style-name="T97_3"><text:s/></text:span><text:span text:style-name="T97_4">обл</text:span><text:span text:style-name="T97_5">.,<text:s/></text:span><text:span text:style-name="T97_6">п</text:span><text:span text:style-name="T97_7">.<text:s/></text:span><text:span text:style-name="T97_8">Щепкин</text:span><text:span text:style-name="T97_9">,<text:s/></text:span><text:span text:style-name="T97_10">ул</text:span><text:span text:style-name="T97_11">.<text:s/></text:span><text:span text:style-name="T97_12">Обсерваторная</text:span><text:span text:style-name="T97_13">,<text:s/></text:span><text:span text:style-name="T97_14">д</text:span><text:span text:style-name="T97_15">.7&lt;/</text:span><text:span text:style-name="T97_16">td</text:span><text:span text:style-name="T97_17">&gt;</text:span></text:p>
      <text:p text:style-name="P98"><text:span text:style-name="T98_1"><text:tab/><text:tab/>&lt;/</text:span><text:span text:style-name="T98_2">tr</text:span><text:span text:style-name="T98_3">&gt;</text:span></text:p>
      <text:p text:style-name="P99"><text:span text:style-name="T99_1"><text:tab/><text:tab/>&lt;</text:span><text:span text:style-name="T99_2">tr</text:span><text:span text:style-name="T99_3">&gt;</text:span></text:p>
      <text:p text:style-name="P100"><text:span text:style-name="T100_1"><text:tab/><text:tab/><text:tab/>&lt;</text:span><text:span text:style-name="T100_2">td</text:span><text:span text:style-name="T100_3">&gt;</text:span></text:p>
      <text:p text:style-name="P101"><text:span text:style-name="T101_1"><text:tab/><text:tab/><text:tab/><text:tab/>8<text:s/>(383)<text:s/>230-12-40&lt;/</text:span><text:span text:style-name="T101_2">td</text:span><text:span text:style-name="T101_3">&gt;</text:span></text:p>
      <text:p text:style-name="P102"><text:span text:style-name="T102_1"><text:tab/><text:tab/><text:tab/>&lt;</text:span><text:span text:style-name="T102_2">td</text:span><text:span text:style-name="T102_3">&gt;</text:span></text:p>
      <text:p text:style-name="P103"><text:span text:style-name="T103_1"><text:tab/><text:tab/><text:tab/><text:tab/></text:span><text:span text:style-name="T103_2">г</text:span><text:span text:style-name="T103_3">.<text:s/></text:span><text:span text:style-name="T103_4">Новосибирск</text:span><text:span text:style-name="T103_5">,<text:s/></text:span><text:span text:style-name="T103_6">ул</text:span><text:span text:style-name="T103_7">.<text:s/></text:span><text:span text:style-name="T103_8">Ватутина</text:span><text:span text:style-name="T103_9">,<text:s/></text:span><text:span text:style-name="T103_10">д</text:span><text:span text:style-name="T103_11">.<text:s/>99&lt;/</text:span><text:span text:style-name="T103_12">td</text:span><text:span text:style-name="T103_13">&gt;</text:span></text:p>
      <text:p text:style-name="P104"><text:span text:style-name="T104_1"><text:tab/><text:tab/>&lt;/</text:span><text:span text:style-name="T104_2">tr</text:span><text:span text:style-name="T104_3">&gt;</text:span></text:p>
      <text:p text:style-name="P105"><text:span text:style-name="T105_1"><text:tab/><text:tab/>&lt;</text:span><text:span text:style-name="T105_2">tr</text:span><text:span text:style-name="T105_3">&gt;</text:span></text:p>
      <text:p text:style-name="P106"><text:span text:style-name="T106_1"><text:tab/><text:tab/><text:tab/>&lt;</text:span><text:span text:style-name="T106_2">td</text:span><text:span text:style-name="T106_3">&gt;</text:span></text:p>
      <text:p text:style-name="P107"><text:span text:style-name="T107_1"><text:tab/><text:tab/><text:tab/><text:tab/>8<text:s/>(381)<text:s/>235-60-20&lt;/</text:span><text:span text:style-name="T107_2">td</text:span><text:span text:style-name="T107_3">&gt;</text:span></text:p>
      <text:p text:style-name="P108"><text:span text:style-name="T108_1"><text:tab/><text:tab/><text:tab/>&lt;</text:span><text:span text:style-name="T108_2">td</text:span><text:span text:style-name="T108_3">&gt;</text:span></text:p>
      <text:p text:style-name="P109"><text:span text:style-name="T109_1"><text:tab/><text:tab/><text:tab/><text:tab/></text:span><text:span text:style-name="T109_2">г</text:span><text:span text:style-name="T109_3">.<text:s/></text:span><text:span text:style-name="T109_4">Омск</text:span><text:span text:style-name="T109_5">,<text:s/></text:span><text:span text:style-name="T109_6">б</text:span><text:span text:style-name="T109_7">-</text:span><text:span text:style-name="T109_8">р</text:span><text:span text:style-name="T109_9"><text:s/></text:span><text:span text:style-name="T109_10">Архитекторов</text:span><text:span text:style-name="T109_11">,<text:s/>35,</text:span><text:span text:style-name="T109_12">ТЦ</text:span><text:span text:style-name="T109_13"><text:s/></text:span><text:span text:style-name="T109_14">Мега</text:span><text:span text:style-name="T109_15">&lt;/</text:span><text:span text:style-name="T109_16">td</text:span><text:span text:style-name="T109_17">&gt;</text:span></text:p>
      <text:p text:style-name="P110"><text:span text:style-name="T110_1"><text:tab/><text:tab/>&lt;/</text:span><text:span text:style-name="T110_2">tr</text:span><text:span text:style-name="T110_3">&gt;</text:span></text:p>
      <text:p text:style-name="P111"><text:span text:style-name="T111_1"><text:tab/><text:tab/>&lt;</text:span><text:span text:style-name="T111_2">tr</text:span><text:span text:style-name="T111_3">&gt;</text:span></text:p>
      <text:p text:style-name="P112"><text:span text:style-name="T112_1"><text:tab/><text:tab/><text:tab/>&lt;</text:span><text:span text:style-name="T112_2">td</text:span><text:span text:style-name="T112_3">&gt;</text:span></text:p>
      <text:p text:style-name="P113"><text:span text:style-name="T113_1"><text:tab/><text:tab/><text:tab/><text:tab/>&amp;</text:span><text:span text:style-name="T113_2">nbsp</text:span><text:span text:style-name="T113_3">;&lt;/</text:span><text:span text:style-name="T113_4">td</text:span><text:span text:style-name="T113_5">&gt;</text:span></text:p>
      <text:p text:style-name="P114"><text:span text:style-name="T114_1"><text:tab/><text:tab/><text:tab/>&lt;</text:span><text:span text:style-name="T114_2">td</text:span><text:span text:style-name="T114_3">&gt;</text:span></text:p>
      <text:p text:style-name="P115"><text:span text:style-name="T115_1"><text:tab/><text:tab/><text:tab/><text:tab/></text:span><text:span text:style-name="T115_2">г</text:span><text:span text:style-name="T115_3">.<text:s/></text:span><text:span text:style-name="T115_4">Красноярск</text:span><text:span text:style-name="T115_5">,<text:s/></text:span><text:span text:style-name="T115_6">ул</text:span><text:span text:style-name="T115_7">.<text:s/>9<text:s/></text:span><text:span text:style-name="T115_8">мая</text:span><text:span text:style-name="T115_9">,<text:s/>77&lt;/</text:span><text:span text:style-name="T115_10">td</text:span><text:span text:style-name="T115_11">&gt;</text:span></text:p>
      <text:p text:style-name="P116"><text:span text:style-name="T116_1"><text:tab/><text:tab/>&lt;/</text:span><text:span text:style-name="T116_2">tr</text:span><text:span text:style-name="T116_3">&gt;</text:span></text:p>
      <text:p text:style-name="P117"><text:span text:style-name="T117_1"><text:tab/>&lt;/</text:span><text:span text:style-name="T117_2">tbody</text:span><text:span text:style-name="T117_3">&gt;</text:span></text:p>
      <text:p text:style-name="P118"><text:span text:style-name="T118_1">&lt;/</text:span><text:span text:style-name="T118_2">table</text:span><text:span text:style-name="T118_3">&gt;</text:span></text:p>
      <text:p text:style-name="P119"><text:span text:style-name="T119_1">&lt;</text:span><text:span text:style-name="T119_2">p</text:span><text:span text:style-name="T119_3">&gt;</text:span></text:p>
      <text:p text:style-name="P120"><text:span text:style-name="T120_1"><text:tab/>&lt;</text:span><text:span text:style-name="T120_2">strong</text:span><text:span text:style-name="T120_3">&gt;</text:span><text:span text:style-name="T120_4">Компания</text:span><text:span text:style-name="T120_5"><text:s/>&amp;</text:span><text:span text:style-name="T120_6">laquo</text:span><text:span text:style-name="T120_7">;</text:span><text:span text:style-name="T120_8">Ренессанс</text:span><text:span text:style-name="T120_9">&amp;</text:span><text:span text:style-name="T120_10">raquo</text:span><text:span text:style-name="T120_11">;&lt;/</text:span><text:span text:style-name="T120_12">strong</text:span><text:span text:style-name="T120_13">&gt;&lt;/</text:span><text:span text:style-name="T120_14">p</text:span><text:span text:style-name="T120_15">&gt;</text:span></text:p>
      <text:p text:style-name="P121"><text:span text:style-name="T121_1">&lt;</text:span><text:span text:style-name="T121_2">table</text:span><text:span text:style-name="T121_3"><text:s/></text:span><text:span text:style-name="T121_4">border</text:span><text:span text:style-name="T121_5">="0"<text:s/></text:span><text:span text:style-name="T121_6">cellpadding</text:span><text:span text:style-name="T121_7">="0"<text:s/></text:span><text:span text:style-name="T121_8">cellspacing</text:span><text:span text:style-name="T121_9">="0"<text:s/></text:span><text:span text:style-name="T121_10">style</text:span><text:span text:style-name="T121_11">="</text:span><text:span text:style-name="T121_12">float</text:span><text:span text:style-name="T121_13">:<text:s/></text:span><text:span text:style-name="T121_14">none</text:span><text:span text:style-name="T121_15">;<text:s/></text:span><text:span text:style-name="T121_16">width</text:span><text:span text:style-name="T121_17">:<text:s/>90%;"&gt;</text:span></text:p>
      <text:p text:style-name="P122"><text:span text:style-name="T122_1"><text:tab/>&lt;</text:span><text:span text:style-name="T122_2">tbody</text:span><text:span text:style-name="T122_3">&gt;</text:span></text:p>
      <text:p text:style-name="P123"><text:span text:style-name="T123_1"><text:tab/><text:tab/>&lt;</text:span><text:span text:style-name="T123_2">tr</text:span><text:span text:style-name="T123_3">&gt;</text:span></text:p>
      <text:p text:style-name="P124"><text:span text:style-name="T124_1"><text:tab/><text:tab/>&lt;/</text:span><text:span text:style-name="T124_2">tr</text:span><text:span text:style-name="T124_3">&gt;</text:span></text:p>
      <text:p text:style-name="P125"><text:span text:style-name="T125_1"><text:tab/><text:tab/>&lt;</text:span><text:span text:style-name="T125_2">tr</text:span><text:span text:style-name="T125_3">&gt;</text:span></text:p>
      <text:p text:style-name="P126"><text:span text:style-name="T126_1"><text:tab/><text:tab/><text:tab/>&lt;</text:span><text:span text:style-name="T126_2">td</text:span><text:span text:style-name="T126_3"><text:s/></text:span><text:span text:style-name="T126_4">style</text:span><text:span text:style-name="T126_5">="</text:span><text:span text:style-name="T126_6">width</text:span><text:span text:style-name="T126_7">:<text:s/>150</text:span><text:span text:style-name="T126_8">px</text:span><text:span text:style-name="T126_9">;"&gt;</text:span></text:p>
      <text:p text:style-name="P127"><text:span text:style-name="T127_1"><text:tab/><text:tab/><text:tab/><text:tab/>8<text:s/>(495)<text:s/>229-53-33&lt;</text:span><text:span text:style-name="T127_2">br</text:span><text:span text:style-name="T127_3"><text:s/>/&gt;</text:span></text:p>
      <text:p text:style-name="P128"><text:span text:style-name="T128_1"><text:tab/><text:tab/><text:tab/><text:tab/>8<text:s/>(495)<text:s/>933-77-81&lt;/</text:span><text:span text:style-name="T128_2">td</text:span><text:span text:style-name="T128_3">&gt;</text:span></text:p>
      <text:p text:style-name="P129"><text:span text:style-name="T129_1"><text:tab/><text:tab/><text:tab/>&lt;</text:span><text:span text:style-name="T129_2">td</text:span><text:span text:style-name="T129_3">&gt;</text:span></text:p>
      <text:p text:style-name="P130"><text:span text:style-name="T130_1"><text:tab/><text:tab/><text:tab/><text:tab/></text:span><text:span text:style-name="T130_2">г</text:span><text:span text:style-name="T130_3">.<text:s/></text:span><text:span text:style-name="T130_4">Москва</text:span><text:span text:style-name="T130_5"><text:s/>1-</text:span><text:span text:style-name="T130_6">й</text:span><text:span text:style-name="T130_7"><text:s/></text:span><text:span text:style-name="T130_8">Варшавский</text:span><text:span text:style-name="T130_9"><text:s/></text:span><text:span text:style-name="T130_10">проезд</text:span><text:span text:style-name="T130_11">,<text:s/></text:span><text:span text:style-name="T130_12">дом</text:span><text:span text:style-name="T130_13"><text:s/>2.<text:s/></text:span><text:span text:style-name="T130_14">Замер</text:span><text:span text:style-name="T130_15">,<text:s/></text:span><text:span text:style-name="T130_16">доставка</text:span><text:span text:style-name="T130_17">,<text:s/></text:span><text:span text:style-name="T130_18">монтаж</text:span><text:span text:style-name="T130_19"><text:s/></text:span><text:span text:style-name="T130_20">по</text:span><text:span text:style-name="T130_21"><text:s/></text:span><text:span text:style-name="T130_22">Москве</text:span><text:span text:style-name="T130_23"><text:s/></text:span><text:span text:style-name="T130_24">и</text:span><text:span text:style-name="T130_25"><text:s/></text:span><text:span text:style-name="T130_26">Московской</text:span><text:span text:style-name="T130_27"><text:s/></text:span><text:span text:style-name="T130_28">области</text:span><text:span text:style-name="T130_29">&lt;/</text:span><text:span text:style-name="T130_30">td</text:span><text:span text:style-name="T130_31">&gt;</text:span></text:p>
      <text:p text:style-name="P131"><text:span text:style-name="T131_1"><text:tab/><text:tab/>&lt;/</text:span><text:span text:style-name="T131_2">tr</text:span><text:span text:style-name="T131_3">&gt;</text:span></text:p>
      <text:p text:style-name="P132"><text:span text:style-name="T132_1"><text:tab/>&lt;/</text:span><text:span text:style-name="T132_2">tbody</text:span><text:span text:style-name="T132_3">&gt;</text:span></text:p>
      <text:p text:style-name="P133"><text:span text:style-name="T133_1">&lt;/</text:span><text:span text:style-name="T133_2">table</text:span><text:span text:style-name="T133_3">&gt;</text:span></text:p>
      <text:p text:style-name="P134"><text:span text:style-name="T134_1">&lt;</text:span><text:span text:style-name="T134_2">p</text:span><text:span text:style-name="T134_3">&gt;</text:span></text:p>
      <text:p text:style-name="P135"><text:span text:style-name="T135_1"><text:tab/>&lt;</text:span><text:span text:style-name="T135_2">strong</text:span><text:span text:style-name="T135_3">&gt;</text:span><text:span text:style-name="T135_4">Магазин</text:span><text:span text:style-name="T135_5"><text:s/>&amp;</text:span><text:span text:style-name="T135_6">laquo</text:span><text:span text:style-name="T135_7">;</text:span><text:span text:style-name="T135_8">Строительный</text:span><text:span text:style-name="T135_9"><text:s/></text:span><text:span text:style-name="T135_10">мир</text:span><text:span text:style-name="T135_11">&amp;</text:span><text:span text:style-name="T135_12">raquo</text:span><text:span text:style-name="T135_13">;&lt;/</text:span><text:span text:style-name="T135_14">strong</text:span><text:span text:style-name="T135_15">&gt;&lt;/</text:span><text:span text:style-name="T135_16">p</text:span><text:span text:style-name="T135_17">&gt;</text:span></text:p>
      <text:p text:style-name="P136"><text:span text:style-name="T136_1">&lt;</text:span><text:span text:style-name="T136_2">table</text:span><text:span text:style-name="T136_3"><text:s/></text:span><text:span text:style-name="T136_4">border</text:span><text:span text:style-name="T136_5">="0"<text:s/></text:span><text:span text:style-name="T136_6">cellpadding</text:span><text:span text:style-name="T136_7">="0"<text:s/></text:span><text:span text:style-name="T136_8">cellspacing</text:span><text:span text:style-name="T136_9">="0"<text:s/></text:span><text:span text:style-name="T136_10">style</text:span><text:span text:style-name="T136_11">="</text:span><text:span text:style-name="T136_12">float</text:span><text:span text:style-name="T136_13">:<text:s/></text:span><text:span text:style-name="T136_14">none</text:span><text:span text:style-name="T136_15">;<text:s/></text:span><text:span text:style-name="T136_16">width</text:span><text:span text:style-name="T136_17">:<text:s/>90%;"&gt;</text:span></text:p>
      <text:p text:style-name="P137"><text:span text:style-name="T137_1"><text:tab/>&lt;</text:span><text:span text:style-name="T137_2">tbody</text:span><text:span text:style-name="T137_3">&gt;</text:span></text:p>
      <text:p text:style-name="P138"><text:span text:style-name="T138_1"><text:tab/><text:tab/>&lt;</text:span><text:span text:style-name="T138_2">tr</text:span><text:span text:style-name="T138_3">&gt;</text:span></text:p>
      <text:p text:style-name="P139"><text:span text:style-name="T139_1"><text:tab/><text:tab/>&lt;/</text:span><text:span text:style-name="T139_2">tr</text:span><text:span text:style-name="T139_3">&gt;</text:span></text:p>
      <text:p text:style-name="P140"><text:span text:style-name="T140_1"><text:tab/><text:tab/>&lt;</text:span><text:span text:style-name="T140_2">tr</text:span><text:span text:style-name="T140_3">&gt;</text:span></text:p>
      <text:p text:style-name="P141"><text:span text:style-name="T141_1"><text:tab/><text:tab/><text:tab/>&lt;</text:span><text:span text:style-name="T141_2">td</text:span><text:span text:style-name="T141_3"><text:s/></text:span><text:span text:style-name="T141_4">style</text:span><text:span text:style-name="T141_5">="</text:span><text:span text:style-name="T141_6">width</text:span><text:span text:style-name="T141_7">:<text:s/>150</text:span><text:span text:style-name="T141_8">px</text:span><text:span text:style-name="T141_9">;"&gt;</text:span></text:p>
      <text:p text:style-name="P142"><text:span text:style-name="T142_1"><text:tab/><text:tab/><text:tab/><text:tab/>8<text:s/>(499)<text:s/>966-26-69&lt;</text:span><text:span text:style-name="T142_2">br</text:span><text:span text:style-name="T142_3"><text:s/>/&gt;</text:span></text:p>
      <text:p text:style-name="P143"><text:span text:style-name="T143_1"><text:tab/><text:tab/><text:tab/><text:tab/>8<text:s/>(499)<text:s/>966-37-08&lt;/</text:span><text:span text:style-name="T143_2">td</text:span><text:span text:style-name="T143_3">&gt;</text:span></text:p>
      <text:p text:style-name="P144"><text:span text:style-name="T144_1"><text:tab/><text:tab/><text:tab/>&lt;</text:span><text:span text:style-name="T144_2">td</text:span><text:span text:style-name="T144_3">&gt;</text:span></text:p>
      <text:p text:style-name="P145"><text:span text:style-name="T145_1"><text:tab/><text:tab/><text:tab/><text:tab/></text:span><text:span text:style-name="T145_2">г</text:span><text:span text:style-name="T145_3">.<text:s/></text:span><text:span text:style-name="T145_4">Москва</text:span><text:span text:style-name="T145_5">,<text:s/></text:span><text:span text:style-name="T145_6">ул</text:span><text:span text:style-name="T145_7">.<text:s/></text:span><text:span text:style-name="T145_8">Николая</text:span><text:span text:style-name="T145_9"><text:s/></text:span><text:span text:style-name="T145_10">Химушкина</text:span><text:span text:style-name="T145_11">,<text:s/></text:span><text:span text:style-name="T145_12">дом</text:span><text:span text:style-name="T145_13"><text:s/>217&lt;/</text:span><text:span text:style-name="T145_14">td</text:span><text:span text:style-name="T145_15">&gt;</text:span></text:p>
      <text:p text:style-name="P146"><text:span text:style-name="T146_1"><text:tab/><text:tab/>&lt;/</text:span><text:span text:style-name="T146_2">tr</text:span><text:span text:style-name="T146_3">&gt;</text:span></text:p>
      <text:p text:style-name="P147"><text:span text:style-name="T147_1"><text:tab/>&lt;/</text:span><text:span text:style-name="T147_2">tbody</text:span><text:span text:style-name="T147_3">&gt;</text:span></text:p>
      <text:p text:style-name="P148"><text:span text:style-name="T148_1">&lt;/</text:span><text:span text:style-name="T148_2">table</text:span><text:span text:style-name="T148_3">&gt;</text:span></text:p>
      <text:p text:style-name="P149"><text:span text:style-name="T149_1">&lt;</text:span><text:span text:style-name="T149_2">p</text:span><text:span text:style-name="T149_3">&gt;</text:span></text:p>
      <text:p text:style-name="P150"><text:span text:style-name="T150_1"><text:tab/>&lt;</text:span><text:span text:style-name="T150_2">strong</text:span><text:span text:style-name="T150_3">&gt;</text:span><text:span text:style-name="T150_4">Рынок</text:span><text:span text:style-name="T150_5"><text:s/></text:span><text:span text:style-name="T150_6">Покров</text:span><text:span text:style-name="T150_7"><text:s/>(</text:span><text:span text:style-name="T150_8">здание</text:span><text:span text:style-name="T150_9"><text:s/></text:span><text:span text:style-name="T150_10">Ультраком</text:span><text:span text:style-name="T150_11"><text:s/></text:span><text:span text:style-name="T150_12">павильон</text:span><text:span text:style-name="T150_13"><text:s/>№<text:s/></text:span><text:span text:style-name="T150_14">У</text:span><text:span text:style-name="T150_15">11)&lt;/</text:span><text:span text:style-name="T150_16">strong</text:span><text:span text:style-name="T150_17">&gt;&lt;/</text:span><text:span text:style-name="T150_18">p</text:span><text:span text:style-name="T150_19">&gt;</text:span></text:p>
      <text:p text:style-name="P151"><text:span text:style-name="T151_1">&lt;</text:span><text:span text:style-name="T151_2">table</text:span><text:span text:style-name="T151_3"><text:s/></text:span><text:span text:style-name="T151_4">border</text:span><text:span text:style-name="T151_5">="0"<text:s/></text:span><text:span text:style-name="T151_6">cellpadding</text:span><text:span text:style-name="T151_7">="0"<text:s/></text:span><text:span text:style-name="T151_8">cellspacing</text:span><text:span text:style-name="T151_9">="0"<text:s/></text:span><text:span text:style-name="T151_10">style</text:span><text:span text:style-name="T151_11">="</text:span><text:span text:style-name="T151_12">float</text:span><text:span text:style-name="T151_13">:<text:s/></text:span><text:span text:style-name="T151_14">none</text:span><text:span text:style-name="T151_15">;<text:s/></text:span><text:span text:style-name="T151_16">width</text:span><text:span text:style-name="T151_17">:<text:s/>90%;"&gt;</text:span></text:p>
      <text:p text:style-name="P152"><text:span text:style-name="T152_1"><text:tab/>&lt;</text:span><text:span text:style-name="T152_2">tbody</text:span><text:span text:style-name="T152_3">&gt;</text:span></text:p>
      <text:p text:style-name="P153"><text:span text:style-name="T153_1"><text:tab/><text:tab/>&lt;</text:span><text:span text:style-name="T153_2">tr</text:span><text:span text:style-name="T153_3">&gt;</text:span></text:p>
      <text:p text:style-name="P154"><text:span text:style-name="T154_1"><text:tab/><text:tab/>&lt;/</text:span><text:span text:style-name="T154_2">tr</text:span><text:span text:style-name="T154_3">&gt;</text:span></text:p>
      <text:p text:style-name="P155"><text:span text:style-name="T155_1"><text:tab/><text:tab/>&lt;</text:span><text:span text:style-name="T155_2">tr</text:span><text:span text:style-name="T155_3">&gt;</text:span></text:p>
      <text:p text:style-name="P156"><text:span text:style-name="T156_1"><text:tab/><text:tab/><text:tab/>&lt;</text:span><text:span text:style-name="T156_2">td</text:span><text:span text:style-name="T156_3"><text:s/></text:span><text:span text:style-name="T156_4">style</text:span><text:span text:style-name="T156_5">="</text:span><text:span text:style-name="T156_6">width</text:span><text:span text:style-name="T156_7">:<text:s/>150</text:span><text:span text:style-name="T156_8">px</text:span><text:span text:style-name="T156_9">;"&gt;</text:span></text:p>
      <text:p text:style-name="P157"><text:span text:style-name="T157_1"><text:tab/><text:tab/><text:tab/><text:tab/>8<text:s/>(499)<text:s/>343-34-05&lt;</text:span><text:span text:style-name="T157_2">br</text:span><text:span text:style-name="T157_3"><text:s/>/&gt;</text:span></text:p>
      <text:p text:style-name="P158"><text:span text:style-name="T158_1"><text:tab/><text:tab/><text:tab/><text:tab/>8<text:s/>(903)<text:s/>979-31-40&lt;/</text:span><text:span text:style-name="T158_2">td</text:span><text:span text:style-name="T158_3">&gt;</text:span></text:p>
      <text:p text:style-name="P159"><text:span text:style-name="T159_1"><text:tab/><text:tab/><text:tab/>&lt;</text:span><text:span text:style-name="T159_2">td</text:span><text:span text:style-name="T159_3">&gt;</text:span></text:p>
      <text:p text:style-name="P160"><text:span text:style-name="T160_1"><text:tab/><text:tab/><text:tab/><text:tab/></text:span><text:span text:style-name="T160_2">г</text:span><text:span text:style-name="T160_3">.<text:s/></text:span><text:span text:style-name="T160_4">Москва</text:span><text:span text:style-name="T160_5">,<text:s/></text:span><text:span text:style-name="T160_6">Рынок</text:span><text:span text:style-name="T160_7"><text:s/></text:span><text:span text:style-name="T160_8">Покров</text:span><text:span text:style-name="T160_9">,<text:s/></text:span><text:span text:style-name="T160_10">Симферопольское</text:span><text:span text:style-name="T160_11"><text:s/></text:span><text:span text:style-name="T160_12">шоссе</text:span><text:span text:style-name="T160_13"><text:s/>15<text:s/></text:span><text:span text:style-name="T160_14">км</text:span><text:span text:style-name="T160_15">&lt;/</text:span><text:span text:style-name="T160_16">td</text:span><text:span text:style-name="T160_17">&gt;</text:span></text:p>
      <text:p text:style-name="P161"><text:span text:style-name="T161_1"><text:tab/><text:tab/>&lt;/</text:span><text:span text:style-name="T161_2">tr</text:span><text:span text:style-name="T161_3">&gt;</text:span></text:p>
      <text:p text:style-name="P162"><text:span text:style-name="T162_1"><text:tab/>&lt;/</text:span><text:span text:style-name="T162_2">tbody</text:span><text:span text:style-name="T162_3">&gt;</text:span></text:p>
      <text:p text:style-name="P163"><text:span text:style-name="T163_1">&lt;/</text:span><text:span text:style-name="T163_2">table</text:span><text:span text:style-name="T163_3">&gt;</text:span></text:p>
      <text:p text:style-name="P164"><text:span text:style-name="T164_1">&lt;</text:span><text:span text:style-name="T164_2">p</text:span><text:span text:style-name="T164_3">&gt;</text:span></text:p>
      <text:p text:style-name="P165"><text:span text:style-name="T165_1"><text:tab/>&lt;</text:span><text:span text:style-name="T165_2">strong</text:span><text:span text:style-name="T165_3">&gt;</text:span><text:span text:style-name="T165_4">Магазин</text:span><text:span text:style-name="T165_5"><text:s/>&amp;</text:span><text:span text:style-name="T165_6">laquo</text:span><text:span text:style-name="T165_7">;</text:span><text:span text:style-name="T165_8">Юалекс</text:span><text:span text:style-name="T165_9">&amp;</text:span><text:span text:style-name="T165_10">raquo</text:span><text:span text:style-name="T165_11">;&lt;/</text:span><text:span text:style-name="T165_12">strong</text:span><text:span text:style-name="T165_13">&gt;&lt;/</text:span><text:span text:style-name="T165_14">p</text:span><text:span text:style-name="T165_15">&gt;</text:span></text:p>
      <text:p text:style-name="P166"><text:span text:style-name="T166_1">&lt;</text:span><text:span text:style-name="T166_2">table</text:span><text:span text:style-name="T166_3"><text:s/></text:span><text:span text:style-name="T166_4">border</text:span><text:span text:style-name="T166_5">="0"<text:s/></text:span><text:span text:style-name="T166_6">cellpadding</text:span><text:span text:style-name="T166_7">="0"<text:s/></text:span><text:span text:style-name="T166_8">cellspacing</text:span><text:span text:style-name="T166_9">="0"<text:s/></text:span><text:span text:style-name="T166_10">style</text:span><text:span text:style-name="T166_11">="</text:span><text:span text:style-name="T166_12">float</text:span><text:span text:style-name="T166_13">:<text:s/></text:span><text:span text:style-name="T166_14">none</text:span><text:span text:style-name="T166_15">;<text:s/></text:span><text:span text:style-name="T166_16">width</text:span><text:span text:style-name="T166_17">:<text:s/>90%;"&gt;</text:span></text:p>
      <text:p text:style-name="P167"><text:span text:style-name="T167_1"><text:tab/>&lt;</text:span><text:span text:style-name="T167_2">tbody</text:span><text:span text:style-name="T167_3">&gt;</text:span></text:p>
      <text:p text:style-name="P168"><text:span text:style-name="T168_1"><text:tab/><text:tab/>&lt;</text:span><text:span text:style-name="T168_2">tr</text:span><text:span text:style-name="T168_3">&gt;</text:span></text:p>
      <text:p text:style-name="P169"><text:span text:style-name="T169_1"><text:tab/><text:tab/>&lt;/</text:span><text:span text:style-name="T169_2">tr</text:span><text:span text:style-name="T169_3">&gt;</text:span></text:p>
      <text:p text:style-name="P170"><text:span text:style-name="T170_1"><text:tab/><text:tab/>&lt;</text:span><text:span text:style-name="T170_2">tr</text:span><text:span text:style-name="T170_3">&gt;</text:span></text:p>
      <text:p text:style-name="P171"><text:span text:style-name="T171_1"><text:tab/><text:tab/><text:tab/>&lt;</text:span><text:span text:style-name="T171_2">td</text:span><text:span text:style-name="T171_3"><text:s/></text:span><text:span text:style-name="T171_4">style</text:span><text:span text:style-name="T171_5">="</text:span><text:span text:style-name="T171_6">width</text:span><text:span text:style-name="T171_7">:<text:s/>150</text:span><text:span text:style-name="T171_8">px</text:span><text:span text:style-name="T171_9">;"&gt;</text:span></text:p>
      <text:p text:style-name="P172"><text:span text:style-name="T172_1"><text:tab/><text:tab/><text:tab/><text:tab/>996-72-18&lt;</text:span><text:span text:style-name="T172_2">br</text:span><text:span text:style-name="T172_3"><text:s/>/&gt;</text:span></text:p>
      <text:p text:style-name="P173"><text:span text:style-name="T173_1"><text:tab/><text:tab/><text:tab/><text:tab/>996-20-12<text:s/>(</text:span><text:span text:style-name="T173_2">доб</text:span><text:span text:style-name="T173_3">.110)&lt;/</text:span><text:span text:style-name="T173_4">td</text:span><text:span text:style-name="T173_5">&gt;</text:span></text:p>
      <text:p text:style-name="P174"><text:span text:style-name="T174_1"><text:tab/><text:tab/><text:tab/>&lt;</text:span><text:span text:style-name="T174_2">td</text:span><text:span text:style-name="T174_3">&gt;</text:span></text:p>
      <text:p text:style-name="P175"><text:span text:style-name="T175_1"><text:tab/><text:tab/><text:tab/><text:tab/></text:span><text:span text:style-name="T175_2">г</text:span><text:span text:style-name="T175_3">.<text:s/></text:span><text:span text:style-name="T175_4">Климовск</text:span><text:span text:style-name="T175_5">,<text:s/></text:span><text:span text:style-name="T175_6">Московская</text:span><text:span text:style-name="T175_7"><text:s/></text:span><text:span text:style-name="T175_8">область</text:span><text:span text:style-name="T175_9">,<text:s/></text:span><text:span text:style-name="T175_10">ул</text:span><text:span text:style-name="T175_11">.<text:s/></text:span><text:span text:style-name="T175_12">Московская</text:span><text:span text:style-name="T175_13">,<text:s/></text:span><text:span text:style-name="T175_14">д</text:span><text:span text:style-name="T175_15">.15&lt;/</text:span><text:span text:style-name="T175_16">td</text:span><text:span text:style-name="T175_17">&gt;</text:span></text:p>
      <text:p text:style-name="P176"><text:span text:style-name="T176_1"><text:tab/><text:tab/>&lt;/</text:span><text:span text:style-name="T176_2">tr</text:span><text:span text:style-name="T176_3">&gt;</text:span></text:p>
      <text:p text:style-name="P177"><text:span text:style-name="T177_1"><text:tab/>&lt;/</text:span><text:span text:style-name="T177_2">tbody</text:span><text:span text:style-name="T177_3">&gt;</text:span></text:p>
      <text:p text:style-name="P178"><text:span text:style-name="T178_1">&lt;/</text:span><text:span text:style-name="T178_2">table</text:span><text:span text:style-name="T178_3">&gt;</text:span></text:p>
      <text:p text:style-name="P179"><text:span text:style-name="T179_1">&lt;</text:span><text:span text:style-name="T179_2">p</text:span><text:span text:style-name="T179_3">&gt;</text:span></text:p>
      <text:p text:style-name="P180"><text:span text:style-name="T180_1"><text:tab/>&lt;</text:span><text:span text:style-name="T180_2">strong</text:span><text:span text:style-name="T180_3">&gt;</text:span><text:span text:style-name="T180_4">Магазин</text:span><text:span text:style-name="T180_5"><text:s/></text:span><text:span text:style-name="T180_6">Центр</text:span><text:span text:style-name="T180_7"><text:s/></text:span><text:span text:style-name="T180_8">серийных</text:span><text:span text:style-name="T180_9"><text:s/></text:span><text:span text:style-name="T180_10">лестниц</text:span><text:span text:style-name="T180_11"><text:s/>&amp;</text:span><text:span text:style-name="T180_12">laquo</text:span><text:span text:style-name="T180_13">;</text:span><text:span text:style-name="T180_14">ЦСЛ</text:span><text:span text:style-name="T180_15">&amp;</text:span><text:span text:style-name="T180_16">raquo</text:span><text:span text:style-name="T180_17">;&lt;/</text:span><text:span text:style-name="T180_18">strong</text:span><text:span text:style-name="T180_19">&gt;&lt;/</text:span><text:span text:style-name="T180_20">p</text:span><text:span text:style-name="T180_21">&gt;</text:span></text:p>
      <text:p text:style-name="P181"><text:span text:style-name="T181_1">&lt;</text:span><text:span text:style-name="T181_2">table</text:span><text:span text:style-name="T181_3"><text:s/></text:span><text:span text:style-name="T181_4">border</text:span><text:span text:style-name="T181_5">="0"<text:s/></text:span><text:span text:style-name="T181_6">cellpadding</text:span><text:span text:style-name="T181_7">="0"<text:s/></text:span><text:span text:style-name="T181_8">cellspacing</text:span><text:span text:style-name="T181_9">="0"<text:s/></text:span><text:span text:style-name="T181_10">style</text:span><text:span text:style-name="T181_11">="</text:span><text:span text:style-name="T181_12">float</text:span><text:span text:style-name="T181_13">:<text:s/></text:span><text:span text:style-name="T181_14">none</text:span><text:span text:style-name="T181_15">;<text:s/></text:span><text:span text:style-name="T181_16">width</text:span><text:span text:style-name="T181_17">:<text:s/>90%;"&gt;</text:span></text:p>
      <text:p text:style-name="P182"><text:span text:style-name="T182_1"><text:tab/>&lt;</text:span><text:span text:style-name="T182_2">tbody</text:span><text:span text:style-name="T182_3">&gt;</text:span></text:p>
      <text:p text:style-name="P183"><text:span text:style-name="T183_1"><text:tab/><text:tab/>&lt;</text:span><text:span text:style-name="T183_2">tr</text:span><text:span text:style-name="T183_3">&gt;</text:span></text:p>
      <text:p text:style-name="P184"><text:span text:style-name="T184_1"><text:tab/><text:tab/>&lt;/</text:span><text:span text:style-name="T184_2">tr</text:span><text:span text:style-name="T184_3">&gt;</text:span></text:p>
      <text:p text:style-name="P185"><text:span text:style-name="T185_1"><text:tab/><text:tab/>&lt;</text:span><text:span text:style-name="T185_2">tr</text:span><text:span text:style-name="T185_3">&gt;</text:span></text:p>
      <text:p text:style-name="P186"><text:span text:style-name="T186_1"><text:tab/><text:tab/><text:tab/>&lt;</text:span><text:span text:style-name="T186_2">td</text:span><text:span text:style-name="T186_3"><text:s/></text:span><text:span text:style-name="T186_4">style</text:span><text:span text:style-name="T186_5">="</text:span><text:span text:style-name="T186_6">width</text:span><text:span text:style-name="T186_7">:<text:s/>150</text:span><text:span text:style-name="T186_8">px</text:span><text:span text:style-name="T186_9">;"&gt;</text:span></text:p>
      <text:p text:style-name="P187"><text:span text:style-name="T187_1"><text:tab/><text:tab/><text:tab/><text:tab/>8<text:s/>(812)<text:s/>332-00-87&lt;/</text:span><text:span text:style-name="T187_2">td</text:span><text:span text:style-name="T187_3">&gt;</text:span></text:p>
      <text:p text:style-name="P188"><text:span text:style-name="T188_1"><text:tab/><text:tab/><text:tab/>&lt;</text:span><text:span text:style-name="T188_2">td</text:span><text:span text:style-name="T188_3">&gt;</text:span></text:p>
      <text:p text:style-name="P189"><text:span text:style-name="T189_1"><text:tab/><text:tab/><text:tab/><text:tab/></text:span><text:span text:style-name="T189_2">г</text:span><text:span text:style-name="T189_3">.<text:s/></text:span><text:span text:style-name="T189_4">Санкт</text:span><text:span text:style-name="T189_5">-</text:span><text:span text:style-name="T189_6">Петербург</text:span><text:span text:style-name="T189_7">,<text:s/></text:span><text:span text:style-name="T189_8">ул</text:span><text:span text:style-name="T189_9">.<text:s/></text:span><text:span text:style-name="T189_10">Студенческая</text:span><text:span text:style-name="T189_11">,<text:s/></text:span><text:span text:style-name="T189_12">дом</text:span><text:span text:style-name="T189_13"><text:s/>10&lt;/</text:span><text:span text:style-name="T189_14">td</text:span><text:span text:style-name="T189_15">&gt;</text:span></text:p>
      <text:p text:style-name="P190"><text:span text:style-name="T190_1"><text:tab/><text:tab/>&lt;/</text:span><text:span text:style-name="T190_2">tr</text:span><text:span text:style-name="T190_3">&gt;</text:span></text:p>
      <text:p text:style-name="P191"><text:span text:style-name="T191_1"><text:tab/><text:tab/>&lt;</text:span><text:span text:style-name="T191_2">tr</text:span><text:span text:style-name="T191_3">&gt;</text:span></text:p>
      <text:p text:style-name="P192"><text:span text:style-name="T192_1"><text:tab/><text:tab/><text:tab/>&lt;</text:span><text:span text:style-name="T192_2">td</text:span><text:span text:style-name="T192_3"><text:s/></text:span><text:span text:style-name="T192_4">style</text:span><text:span text:style-name="T192_5">="</text:span><text:span text:style-name="T192_6">width</text:span><text:span text:style-name="T192_7">:<text:s/>150</text:span><text:span text:style-name="T192_8">px</text:span><text:span text:style-name="T192_9">;"&gt;</text:span></text:p>
      <text:p text:style-name="P193"><text:span text:style-name="T193_1"><text:tab/><text:tab/><text:tab/><text:tab/>8<text:s/>(911)<text:s/>260-69-45&lt;/</text:span><text:span text:style-name="T193_2">td</text:span><text:span text:style-name="T193_3">&gt;</text:span></text:p>
      <text:p text:style-name="P194"><text:span text:style-name="T194_1"><text:tab/><text:tab/><text:tab/>&lt;</text:span><text:span text:style-name="T194_2">td</text:span><text:span text:style-name="T194_3">&gt;</text:span></text:p>
      <text:p text:style-name="P195"><text:span text:style-name="T195_1"><text:tab/><text:tab/><text:tab/><text:tab/></text:span><text:span text:style-name="T195_2">СК</text:span><text:span text:style-name="T195_3"><text:s/>&amp;</text:span><text:span text:style-name="T195_4">laquo</text:span><text:span text:style-name="T195_5">;</text:span><text:span text:style-name="T195_6">Ланской</text:span><text:span text:style-name="T195_7">&amp;</text:span><text:span text:style-name="T195_8">raquo</text:span><text:span text:style-name="T195_9">;<text:s/>2<text:s/></text:span><text:span text:style-name="T195_10">этаж</text:span><text:span text:style-name="T195_11"><text:s/></text:span><text:span text:style-name="T195_12">модуль</text:span><text:span text:style-name="T195_13"><text:s/></text:span><text:span text:style-name="T195_14">В</text:span><text:span text:style-name="T195_15"><text:s/>15<text:s/></text:span><text:span text:style-name="T195_16">А</text:span><text:span text:style-name="T195_17">&lt;/</text:span><text:span text:style-name="T195_18">td</text:span><text:span text:style-name="T195_19">&gt;</text:span></text:p>
      <text:p text:style-name="P196"><text:span text:style-name="T196_1"><text:tab/><text:tab/>&lt;/</text:span><text:span text:style-name="T196_2">tr</text:span><text:span text:style-name="T196_3">&gt;</text:span></text:p>
      <text:p text:style-name="P197"><text:span text:style-name="T197_1"><text:tab/><text:tab/>&lt;</text:span><text:span text:style-name="T197_2">tr</text:span><text:span text:style-name="T197_3">&gt;</text:span></text:p>
      <text:p text:style-name="P198"><text:span text:style-name="T198_1"><text:tab/><text:tab/><text:tab/>&lt;</text:span><text:span text:style-name="T198_2">td</text:span><text:span text:style-name="T198_3"><text:s/></text:span><text:span text:style-name="T198_4">style</text:span><text:span text:style-name="T198_5">="</text:span><text:span text:style-name="T198_6">width</text:span><text:span text:style-name="T198_7">:<text:s/>150</text:span><text:span text:style-name="T198_8">px</text:span><text:span text:style-name="T198_9">;"&gt;</text:span></text:p>
      <text:p text:style-name="P199"><text:span text:style-name="T199_1"><text:tab/><text:tab/><text:tab/><text:tab/>8<text:s/>(911)<text:s/>260-69-45&lt;/</text:span><text:span text:style-name="T199_2">td</text:span><text:span text:style-name="T199_3">&gt;</text:span></text:p>
      <text:p text:style-name="P200"><text:span text:style-name="T200_1"><text:tab/><text:tab/><text:tab/>&lt;</text:span><text:span text:style-name="T200_2">td</text:span><text:span text:style-name="T200_3">&gt;</text:span></text:p>
      <text:p text:style-name="P201"><text:span text:style-name="T201_1"><text:tab/><text:tab/><text:tab/><text:tab/></text:span><text:span text:style-name="T201_2">Ленинский</text:span><text:span text:style-name="T201_3"><text:s/></text:span><text:span text:style-name="T201_4">проспект</text:span><text:span text:style-name="T201_5">,<text:s/></text:span><text:span text:style-name="T201_6">дом</text:span><text:span text:style-name="T201_7"><text:s/>140<text:s/></text:span><text:span text:style-name="T201_8">Е</text:span><text:span text:style-name="T201_9"><text:s/></text:span><text:span text:style-name="T201_10">ТК</text:span><text:span text:style-name="T201_11"><text:s/>&amp;</text:span><text:span text:style-name="T201_12">laquo</text:span><text:span text:style-name="T201_13">;</text:span><text:span text:style-name="T201_14">Загородный</text:span><text:span text:style-name="T201_15"><text:s/></text:span><text:span text:style-name="T201_16">дом</text:span><text:span text:style-name="T201_17">&amp;</text:span><text:span text:style-name="T201_18">raquo</text:span><text:span text:style-name="T201_19">;,<text:s/>3<text:s/></text:span><text:span text:style-name="T201_20">этаж</text:span><text:span text:style-name="T201_21"><text:s/></text:span><text:span text:style-name="T201_22">секция</text:span><text:span text:style-name="T201_23"><text:s/>351&lt;/</text:span><text:span text:style-name="T201_24">td</text:span><text:span text:style-name="T201_25">&gt;</text:span></text:p>
      <text:p text:style-name="P202"><text:span text:style-name="T202_1"><text:tab/><text:tab/>&lt;/</text:span><text:span text:style-name="T202_2">tr</text:span><text:span text:style-name="T202_3">&gt;</text:span></text:p>
      <text:p text:style-name="P203"><text:span text:style-name="T203_1"><text:tab/>&lt;/</text:span><text:span text:style-name="T203_2">tbody</text:span><text:span text:style-name="T203_3">&gt;</text:span></text:p>
      <text:p text:style-name="P204"><text:span text:style-name="T204_1">&lt;/</text:span><text:span text:style-name="T204_2">table</text:span><text:span text:style-name="T204_3">&gt;</text:span></text:p>
      <text:p text:style-name="P205"><text:span text:style-name="T205_1">&lt;</text:span><text:span text:style-name="T205_2">p</text:span><text:span text:style-name="T205_3">&gt;</text:span></text:p>
      <text:p text:style-name="P206"><text:span text:style-name="T206_1"><text:tab/>&lt;</text:span><text:span text:style-name="T206_2">strong</text:span><text:span text:style-name="T206_3">&gt;</text:span><text:span text:style-name="T206_4">Магазин</text:span><text:span text:style-name="T206_5"><text:s/>&amp;</text:span><text:span text:style-name="T206_6">laquo</text:span><text:span text:style-name="T206_7">;</text:span><text:span text:style-name="T206_8">Все</text:span><text:span text:style-name="T206_9"><text:s/></text:span><text:span text:style-name="T206_10">строительные</text:span><text:span text:style-name="T206_11"><text:s/></text:span><text:span text:style-name="T206_12">материалы</text:span><text:span text:style-name="T206_13">&amp;</text:span><text:span text:style-name="T206_14">raquo</text:span><text:span text:style-name="T206_15">;&lt;/</text:span><text:span text:style-name="T206_16">strong</text:span><text:span text:style-name="T206_17">&gt;&lt;/</text:span><text:span text:style-name="T206_18">p</text:span><text:span text:style-name="T206_19">&gt;</text:span></text:p>
      <text:p text:style-name="P207"><text:span text:style-name="T207_1">&lt;</text:span><text:span text:style-name="T207_2">table</text:span><text:span text:style-name="T207_3"><text:s/></text:span><text:span text:style-name="T207_4">border</text:span><text:span text:style-name="T207_5">="0"<text:s/></text:span><text:span text:style-name="T207_6">cellpadding</text:span><text:span text:style-name="T207_7">="0"<text:s/></text:span><text:span text:style-name="T207_8">cellspacing</text:span><text:span text:style-name="T207_9">="0"<text:s/></text:span><text:span text:style-name="T207_10">style</text:span><text:span text:style-name="T207_11">="</text:span><text:span text:style-name="T207_12">float</text:span><text:span text:style-name="T207_13">:<text:s/></text:span><text:span text:style-name="T207_14">none</text:span><text:span text:style-name="T207_15">;<text:s/></text:span><text:span text:style-name="T207_16">width</text:span><text:span text:style-name="T207_17">:<text:s/>90%;"&gt;</text:span></text:p>
      <text:p text:style-name="P208"><text:span text:style-name="T208_1"><text:tab/>&lt;</text:span><text:span text:style-name="T208_2">tbody</text:span><text:span text:style-name="T208_3">&gt;</text:span></text:p>
      <text:p text:style-name="P209"><text:span text:style-name="T209_1"><text:tab/><text:tab/>&lt;</text:span><text:span text:style-name="T209_2">tr</text:span><text:span text:style-name="T209_3">&gt;</text:span></text:p>
      <text:p text:style-name="P210"><text:span text:style-name="T210_1"><text:tab/><text:tab/>&lt;/</text:span><text:span text:style-name="T210_2">tr</text:span><text:span text:style-name="T210_3">&gt;</text:span></text:p>
      <text:p text:style-name="P211"><text:span text:style-name="T211_1"><text:tab/><text:tab/>&lt;</text:span><text:span text:style-name="T211_2">tr</text:span><text:span text:style-name="T211_3">&gt;</text:span></text:p>
      <text:p text:style-name="P212"><text:span text:style-name="T212_1"><text:tab/><text:tab/><text:tab/>&lt;</text:span><text:span text:style-name="T212_2">td</text:span><text:span text:style-name="T212_3"><text:s/></text:span><text:span text:style-name="T212_4">style</text:span><text:span text:style-name="T212_5">="</text:span><text:span text:style-name="T212_6">width</text:span><text:span text:style-name="T212_7">:<text:s/>150</text:span><text:span text:style-name="T212_8">px</text:span><text:span text:style-name="T212_9">;"&gt;</text:span></text:p>
      <text:p text:style-name="P213"><text:span text:style-name="T213_1"><text:tab/><text:tab/><text:tab/><text:tab/>8<text:s/>(4967)<text:s/>72-19-77&lt;/</text:span><text:span text:style-name="T213_2">td</text:span><text:span text:style-name="T213_3">&gt;</text:span></text:p>
      <text:p text:style-name="P214"><text:span text:style-name="T214_1"><text:tab/><text:tab/><text:tab/>&lt;</text:span><text:span text:style-name="T214_2">td</text:span><text:span text:style-name="T214_3">&gt;</text:span></text:p>
      <text:p text:style-name="P215"><text:span text:style-name="T215_1"><text:tab/><text:tab/><text:tab/><text:tab/></text:span><text:span text:style-name="T215_2">г</text:span><text:span text:style-name="T215_3">.<text:s/></text:span><text:span text:style-name="T215_4">Серпухов</text:span><text:span text:style-name="T215_5">,<text:s/></text:span><text:span text:style-name="T215_6">Московское</text:span><text:span text:style-name="T215_7"><text:s/></text:span><text:span text:style-name="T215_8">шоссе</text:span><text:span text:style-name="T215_9">,<text:s/></text:span><text:span text:style-name="T215_10">д</text:span><text:span text:style-name="T215_11">.<text:s/>94&lt;/</text:span><text:span text:style-name="T215_12">td</text:span><text:span text:style-name="T215_13">&gt;</text:span></text:p>
      <text:p text:style-name="P216"><text:span text:style-name="T216_1"><text:tab/><text:tab/>&lt;/</text:span><text:span text:style-name="T216_2">tr</text:span><text:span text:style-name="T216_3">&gt;</text:span></text:p>
      <text:p text:style-name="P217"><text:span text:style-name="T217_1"><text:tab/>&lt;/</text:span><text:span text:style-name="T217_2">tbody</text:span><text:span text:style-name="T217_3">&gt;</text:span></text:p>
      <text:p text:style-name="P218"><text:span text:style-name="T218_1">&lt;/</text:span><text:span text:style-name="T218_2">table</text:span><text:span text:style-name="T218_3">&gt;</text:span></text:p>
      <text:p text:style-name="P219"><text:span text:style-name="T219_1">&lt;</text:span><text:span text:style-name="T219_2">p</text:span><text:span text:style-name="T219_3">&gt;</text:span></text:p>
      <text:p text:style-name="P220"><text:span text:style-name="T220_1"><text:tab/>&lt;</text:span><text:span text:style-name="T220_2">strong</text:span><text:span text:style-name="T220_3">&gt;</text:span><text:span text:style-name="T220_4">Торговый</text:span><text:span text:style-name="T220_5"><text:s/></text:span><text:span text:style-name="T220_6">центр</text:span><text:span text:style-name="T220_7"><text:s/>&amp;</text:span><text:span text:style-name="T220_8">laquo</text:span><text:span text:style-name="T220_9">;</text:span><text:span text:style-name="T220_10">Дом</text:span><text:span text:style-name="T220_11">&amp;</text:span><text:span text:style-name="T220_12">raquo</text:span><text:span text:style-name="T220_13">;&lt;/</text:span><text:span text:style-name="T220_14">strong</text:span><text:span text:style-name="T220_15">&gt;&lt;/</text:span><text:span text:style-name="T220_16">p</text:span><text:span text:style-name="T220_17">&gt;</text:span></text:p>
      <text:p text:style-name="P221"><text:span text:style-name="T221_1">&lt;</text:span><text:span text:style-name="T221_2">table</text:span><text:span text:style-name="T221_3"><text:s/></text:span><text:span text:style-name="T221_4">border</text:span><text:span text:style-name="T221_5">="0"<text:s/></text:span><text:span text:style-name="T221_6">cellpadding</text:span><text:span text:style-name="T221_7">="0"<text:s/></text:span><text:span text:style-name="T221_8">cellspacing</text:span><text:span text:style-name="T221_9">="0"<text:s/></text:span><text:span text:style-name="T221_10">style</text:span><text:span text:style-name="T221_11">="</text:span><text:span text:style-name="T221_12">float</text:span><text:span text:style-name="T221_13">:<text:s/></text:span><text:span text:style-name="T221_14">none</text:span><text:span text:style-name="T221_15">;<text:s/></text:span><text:span text:style-name="T221_16">width</text:span><text:span text:style-name="T221_17">:<text:s/>90%;"&gt;</text:span></text:p>
      <text:p text:style-name="P222"><text:span text:style-name="T222_1"><text:tab/>&lt;</text:span><text:span text:style-name="T222_2">tbody</text:span><text:span text:style-name="T222_3">&gt;</text:span></text:p>
      <text:p text:style-name="P223"><text:span text:style-name="T223_1"><text:tab/><text:tab/>&lt;</text:span><text:span text:style-name="T223_2">tr</text:span><text:span text:style-name="T223_3">&gt;</text:span></text:p>
      <text:p text:style-name="P224"><text:span text:style-name="T224_1"><text:tab/><text:tab/>&lt;/</text:span><text:span text:style-name="T224_2">tr</text:span><text:span text:style-name="T224_3">&gt;</text:span></text:p>
      <text:p text:style-name="P225"><text:span text:style-name="T225_1"><text:tab/><text:tab/>&lt;</text:span><text:span text:style-name="T225_2">tr</text:span><text:span text:style-name="T225_3">&gt;</text:span></text:p>
      <text:p text:style-name="P226"><text:span text:style-name="T226_1"><text:tab/><text:tab/><text:tab/>&lt;</text:span><text:span text:style-name="T226_2">td</text:span><text:span text:style-name="T226_3"><text:s/></text:span><text:span text:style-name="T226_4">style</text:span><text:span text:style-name="T226_5">="</text:span><text:span text:style-name="T226_6">width</text:span><text:span text:style-name="T226_7">:<text:s/>150</text:span><text:span text:style-name="T226_8">px</text:span><text:span text:style-name="T226_9">;"&gt;</text:span></text:p>
      <text:p text:style-name="P227"><text:span text:style-name="T227_1"><text:tab/><text:tab/><text:tab/><text:tab/>8<text:s/>(8632)<text:s/>688-788&lt;/</text:span><text:span text:style-name="T227_2">td</text:span><text:span text:style-name="T227_3">&gt;</text:span></text:p>
      <text:p text:style-name="P228"><text:span text:style-name="T228_1"><text:tab/><text:tab/><text:tab/>&lt;</text:span><text:span text:style-name="T228_2">td</text:span><text:span text:style-name="T228_3">&gt;</text:span></text:p>
      <text:p text:style-name="P229"><text:span text:style-name="T229_1"><text:tab/><text:tab/><text:tab/><text:tab/></text:span><text:span text:style-name="T229_2">г</text:span><text:span text:style-name="T229_3">.<text:s/></text:span><text:span text:style-name="T229_4">Ростов</text:span><text:span text:style-name="T229_5"><text:s/></text:span><text:span text:style-name="T229_6">на</text:span><text:span text:style-name="T229_7"><text:s/></text:span><text:span text:style-name="T229_8">Дону</text:span><text:span text:style-name="T229_9">,<text:s/></text:span><text:span text:style-name="T229_10">ул</text:span><text:span text:style-name="T229_11">.<text:s/></text:span><text:span text:style-name="T229_12">Вавилова</text:span><text:span text:style-name="T229_13">,<text:s/></text:span><text:span text:style-name="T229_14">дом</text:span><text:span text:style-name="T229_15"><text:s/>63</text:span><text:span text:style-name="T229_16">А</text:span><text:span text:style-name="T229_17">&lt;/</text:span><text:span text:style-name="T229_18">td</text:span><text:span text:style-name="T229_19">&gt;</text:span></text:p>
      <text:p text:style-name="P230"><text:span text:style-name="T230_1"><text:tab/><text:tab/>&lt;/</text:span><text:span text:style-name="T230_2">tr</text:span><text:span text:style-name="T230_3">&gt;</text:span></text:p>
      <text:p text:style-name="P231"><text:span text:style-name="T231_1"><text:tab/>&lt;/</text:span><text:span text:style-name="T231_2">tbody</text:span><text:span text:style-name="T231_3">&gt;</text:span></text:p>
      <text:p text:style-name="P232"><text:span text:style-name="T232_1">&lt;/</text:span><text:span text:style-name="T232_2">table</text:span><text:span text:style-name="T232_3">&gt;</text:span></text:p>
      <text:p text:style-name="P233"><text:span text:style-name="T233_1">&lt;</text:span><text:span text:style-name="T233_2">p</text:span><text:span text:style-name="T233_3">&gt;</text:span></text:p>
      <text:p text:style-name="P234"><text:span text:style-name="T234_1"><text:tab/>&lt;</text:span><text:span text:style-name="T234_2">strong</text:span><text:span text:style-name="T234_3">&gt;</text:span><text:span text:style-name="T234_4">Магазин</text:span><text:span text:style-name="T234_5"><text:s/>&amp;</text:span><text:span text:style-name="T234_6">laquo</text:span><text:span text:style-name="T234_7">;</text:span><text:span text:style-name="T234_8">Лестницы</text:span><text:span text:style-name="T234_9"><text:s/></text:span><text:span text:style-name="T234_10">для</text:span><text:span text:style-name="T234_11"><text:s/></text:span><text:span text:style-name="T234_12">дома</text:span><text:span text:style-name="T234_13">&amp;</text:span><text:span text:style-name="T234_14">raquo</text:span><text:span text:style-name="T234_15">;&lt;/</text:span><text:span text:style-name="T234_16">strong</text:span><text:span text:style-name="T234_17">&gt;&lt;/</text:span><text:span text:style-name="T234_18">p</text:span><text:span text:style-name="T234_19">&gt;</text:span></text:p>
      <text:p text:style-name="P235"><text:span text:style-name="T235_1">&lt;</text:span><text:span text:style-name="T235_2">table</text:span><text:span text:style-name="T235_3"><text:s/></text:span><text:span text:style-name="T235_4">border</text:span><text:span text:style-name="T235_5">="0"<text:s/></text:span><text:span text:style-name="T235_6">cellpadding</text:span><text:span text:style-name="T235_7">="0"<text:s/></text:span><text:span text:style-name="T235_8">cellspacing</text:span><text:span text:style-name="T235_9">="0"<text:s/></text:span><text:span text:style-name="T235_10">style</text:span><text:span text:style-name="T235_11">="</text:span><text:span text:style-name="T235_12">float</text:span><text:span text:style-name="T235_13">:<text:s/></text:span><text:span text:style-name="T235_14">none</text:span><text:span text:style-name="T235_15">;<text:s/></text:span><text:span text:style-name="T235_16">width</text:span><text:span text:style-name="T235_17">:<text:s/>90%;"&gt;</text:span></text:p>
      <text:p text:style-name="P236"><text:span text:style-name="T236_1"><text:tab/>&lt;</text:span><text:span text:style-name="T236_2">tbody</text:span><text:span text:style-name="T236_3">&gt;</text:span></text:p>
      <text:p text:style-name="P237"><text:span text:style-name="T237_1"><text:tab/><text:tab/>&lt;</text:span><text:span text:style-name="T237_2">tr</text:span><text:span text:style-name="T237_3">&gt;</text:span></text:p>
      <text:p text:style-name="P238"><text:span text:style-name="T238_1"><text:tab/><text:tab/>&lt;/</text:span><text:span text:style-name="T238_2">tr</text:span><text:span text:style-name="T238_3">&gt;</text:span></text:p>
      <text:p text:style-name="P239"><text:span text:style-name="T239_1"><text:tab/><text:tab/>&lt;</text:span><text:span text:style-name="T239_2">tr</text:span><text:span text:style-name="T239_3">&gt;</text:span></text:p>
      <text:p text:style-name="P240"><text:span text:style-name="T240_1"><text:tab/><text:tab/><text:tab/>&lt;</text:span><text:span text:style-name="T240_2">td</text:span><text:span text:style-name="T240_3"><text:s/></text:span><text:span text:style-name="T240_4">style</text:span><text:span text:style-name="T240_5">="</text:span><text:span text:style-name="T240_6">width</text:span><text:span text:style-name="T240_7">:<text:s/>150</text:span><text:span text:style-name="T240_8">px</text:span><text:span text:style-name="T240_9">;"&gt;</text:span></text:p>
      <text:p text:style-name="P241"><text:span text:style-name="T241_1"><text:tab/><text:tab/><text:tab/><text:tab/>8<text:s/>(4722)<text:s/>37-38-78&lt;/</text:span><text:span text:style-name="T241_2">td</text:span><text:span text:style-name="T241_3">&gt;</text:span></text:p>
      <text:p text:style-name="P242"><text:span text:style-name="T242_1"><text:tab/><text:tab/><text:tab/>&lt;</text:span><text:span text:style-name="T242_2">td</text:span><text:span text:style-name="T242_3">&gt;</text:span></text:p>
      <text:p text:style-name="P243"><text:span text:style-name="T243_1"><text:tab/><text:tab/><text:tab/><text:tab/></text:span><text:span text:style-name="T243_2">г</text:span><text:span text:style-name="T243_3">.<text:s/></text:span><text:span text:style-name="T243_4">Белгород</text:span><text:span text:style-name="T243_5">,<text:s/></text:span><text:span text:style-name="T243_6">ул</text:span><text:span text:style-name="T243_7">.<text:s/></text:span><text:span text:style-name="T243_8">Губкина</text:span><text:span text:style-name="T243_9">,<text:s/></text:span><text:span text:style-name="T243_10">дом</text:span><text:span text:style-name="T243_11"><text:s/>38</text:span><text:span text:style-name="T243_12">А</text:span><text:span text:style-name="T243_13">&lt;/</text:span><text:span text:style-name="T243_14">td</text:span><text:span text:style-name="T243_15">&gt;</text:span></text:p>
      <text:p text:style-name="P244"><text:span text:style-name="T244_1"><text:tab/><text:tab/>&lt;/</text:span><text:span text:style-name="T244_2">tr</text:span><text:span text:style-name="T244_3">&gt;</text:span></text:p>
      <text:p text:style-name="P245"><text:span text:style-name="T245_1"><text:tab/>&lt;/</text:span><text:span text:style-name="T245_2">tbody</text:span><text:span text:style-name="T245_3">&gt;</text:span></text:p>
      <text:p text:style-name="P246"><text:span text:style-name="T246_1">&lt;/</text:span><text:span text:style-name="T246_2">table</text:span><text:span text:style-name="T246_3">&gt;</text:span></text:p>
      <text:p text:style-name="P247"><text:span text:style-name="T247_1">&lt;</text:span><text:span text:style-name="T247_2">p</text:span><text:span text:style-name="T247_3">&gt;</text:span></text:p>
      <text:p text:style-name="P248"><text:span text:style-name="T248_1"><text:tab/>&lt;</text:span><text:span text:style-name="T248_2">strong</text:span><text:span text:style-name="T248_3">&gt;</text:span><text:span text:style-name="T248_4">Магазин</text:span><text:span text:style-name="T248_5"><text:s/>&amp;</text:span><text:span text:style-name="T248_6">laquo</text:span><text:span text:style-name="T248_7">;</text:span><text:span text:style-name="T248_8">Грандсантехник</text:span><text:span text:style-name="T248_9">&amp;</text:span><text:span text:style-name="T248_10">raquo</text:span><text:span text:style-name="T248_11">;&lt;/</text:span><text:span text:style-name="T248_12">strong</text:span><text:span text:style-name="T248_13">&gt;&lt;/</text:span><text:span text:style-name="T248_14">p</text:span><text:span text:style-name="T248_15">&gt;</text:span></text:p>
      <text:p text:style-name="P249"><text:span text:style-name="T249_1">&lt;</text:span><text:span text:style-name="T249_2">table</text:span><text:span text:style-name="T249_3"><text:s/></text:span><text:span text:style-name="T249_4">border</text:span><text:span text:style-name="T249_5">="0"<text:s/></text:span><text:span text:style-name="T249_6">cellpadding</text:span><text:span text:style-name="T249_7">="0"<text:s/></text:span><text:span text:style-name="T249_8">cellspacing</text:span><text:span text:style-name="T249_9">="0"<text:s/></text:span><text:span text:style-name="T249_10">style</text:span><text:span text:style-name="T249_11">="</text:span><text:span text:style-name="T249_12">float</text:span><text:span text:style-name="T249_13">:<text:s/></text:span><text:span text:style-name="T249_14">none</text:span><text:span text:style-name="T249_15">;<text:s/></text:span><text:span text:style-name="T249_16">width</text:span><text:span text:style-name="T249_17">:<text:s/>90%;"&gt;</text:span></text:p>
      <text:p text:style-name="P250"><text:span text:style-name="T250_1"><text:tab/>&lt;</text:span><text:span text:style-name="T250_2">tbody</text:span><text:span text:style-name="T250_3">&gt;</text:span></text:p>
      <text:p text:style-name="P251"><text:span text:style-name="T251_1"><text:tab/><text:tab/>&lt;</text:span><text:span text:style-name="T251_2">tr</text:span><text:span text:style-name="T251_3">&gt;</text:span></text:p>
      <text:p text:style-name="P252"><text:span text:style-name="T252_1"><text:tab/><text:tab/>&lt;/</text:span><text:span text:style-name="T252_2">tr</text:span><text:span text:style-name="T252_3">&gt;</text:span></text:p>
      <text:p text:style-name="P253"><text:span text:style-name="T253_1"><text:tab/><text:tab/>&lt;</text:span><text:span text:style-name="T253_2">tr</text:span><text:span text:style-name="T253_3">&gt;</text:span></text:p>
      <text:p text:style-name="P254"><text:span text:style-name="T254_1"><text:tab/><text:tab/><text:tab/>&lt;</text:span><text:span text:style-name="T254_2">td</text:span><text:span text:style-name="T254_3"><text:s/></text:span><text:span text:style-name="T254_4">style</text:span><text:span text:style-name="T254_5">="</text:span><text:span text:style-name="T254_6">width</text:span><text:span text:style-name="T254_7">:<text:s/>150</text:span><text:span text:style-name="T254_8">px</text:span><text:span text:style-name="T254_9">;"&gt;</text:span></text:p>
      <text:p text:style-name="P255"><text:span text:style-name="T255_1"><text:tab/><text:tab/><text:tab/><text:tab/>8<text:s/>(231)<text:s/>4-60-19&lt;/</text:span><text:span text:style-name="T255_2">td</text:span><text:span text:style-name="T255_3">&gt;</text:span></text:p>
      <text:p text:style-name="P256"><text:span text:style-name="T256_1"><text:tab/><text:tab/><text:tab/>&lt;</text:span><text:span text:style-name="T256_2">td</text:span><text:span text:style-name="T256_3">&gt;</text:span></text:p>
      <text:p text:style-name="P257"><text:span text:style-name="T257_1"><text:tab/><text:tab/><text:tab/><text:tab/></text:span><text:span text:style-name="T257_2">г</text:span><text:span text:style-name="T257_3">.<text:s/></text:span><text:span text:style-name="T257_4">Истра</text:span><text:span text:style-name="T257_5">,<text:s/></text:span><text:span text:style-name="T257_6">МО</text:span><text:span text:style-name="T257_7">,<text:s/></text:span><text:span text:style-name="T257_8">Волоколамское</text:span><text:span text:style-name="T257_9"><text:s/></text:span><text:span text:style-name="T257_10">шоссе</text:span><text:span text:style-name="T257_11">&lt;/</text:span><text:span text:style-name="T257_12">td</text:span><text:span text:style-name="T257_13">&gt;</text:span></text:p>
      <text:p text:style-name="P258"><text:span text:style-name="T258_1"><text:tab/><text:tab/>&lt;/</text:span><text:span text:style-name="T258_2">tr</text:span><text:span text:style-name="T258_3">&gt;</text:span></text:p>
      <text:p text:style-name="P259"><text:span text:style-name="T259_1"><text:tab/>&lt;/</text:span><text:span text:style-name="T259_2">tbody</text:span><text:span text:style-name="T259_3">&gt;</text:span></text:p>
      <text:p text:style-name="P260"><text:span text:style-name="T260_1">&lt;/</text:span><text:span text:style-name="T260_2">table</text:span><text:span text:style-name="T260_3">&gt;</text:span></text:p>
      <text:p text:style-name="P261"><text:span text:style-name="T261_1">&lt;</text:span><text:span text:style-name="T261_2">p</text:span><text:span text:style-name="T261_3">&gt;</text:span></text:p>
      <text:p text:style-name="P262"><text:span text:style-name="T262_1"><text:tab/>&lt;</text:span><text:span text:style-name="T262_2">strong</text:span><text:span text:style-name="T262_3">&gt;</text:span><text:span text:style-name="T262_4">Магазин</text:span><text:span text:style-name="T262_5"><text:s/>&amp;</text:span><text:span text:style-name="T262_6">laquo</text:span><text:span text:style-name="T262_7">;</text:span><text:span text:style-name="T262_8">Стройматериалы</text:span><text:span text:style-name="T262_9"><text:s/></text:span><text:span text:style-name="T262_10">на</text:span><text:span text:style-name="T262_11"><text:s/></text:span><text:span text:style-name="T262_12">Набережной</text:span><text:span text:style-name="T262_13">&amp;</text:span><text:span text:style-name="T262_14">raquo</text:span><text:span text:style-name="T262_15">;&lt;/</text:span><text:span text:style-name="T262_16">strong</text:span><text:span text:style-name="T262_17">&gt;&lt;/</text:span><text:span text:style-name="T262_18">p</text:span><text:span text:style-name="T262_19">&gt;</text:span></text:p>
      <text:p text:style-name="P263"><text:span text:style-name="T263_1">&lt;</text:span><text:span text:style-name="T263_2">table</text:span><text:span text:style-name="T263_3"><text:s/></text:span><text:span text:style-name="T263_4">border</text:span><text:span text:style-name="T263_5">="0"<text:s/></text:span><text:span text:style-name="T263_6">cellpadding</text:span><text:span text:style-name="T263_7">="0"<text:s/></text:span><text:span text:style-name="T263_8">cellspacing</text:span><text:span text:style-name="T263_9">="0"<text:s/></text:span><text:span text:style-name="T263_10">style</text:span><text:span text:style-name="T263_11">="</text:span><text:span text:style-name="T263_12">float</text:span><text:span text:style-name="T263_13">:<text:s/></text:span><text:span text:style-name="T263_14">none</text:span><text:span text:style-name="T263_15">;<text:s/></text:span><text:span text:style-name="T263_16">width</text:span><text:span text:style-name="T263_17">:<text:s/>90%;"&gt;</text:span></text:p>
      <text:p text:style-name="P264"><text:span text:style-name="T264_1"><text:tab/>&lt;</text:span><text:span text:style-name="T264_2">tbody</text:span><text:span text:style-name="T264_3">&gt;</text:span></text:p>
      <text:p text:style-name="P265"><text:span text:style-name="T265_1"><text:tab/><text:tab/>&lt;</text:span><text:span text:style-name="T265_2">tr</text:span><text:span text:style-name="T265_3">&gt;</text:span></text:p>
      <text:p text:style-name="P266"><text:span text:style-name="T266_1"><text:tab/><text:tab/>&lt;/</text:span><text:span text:style-name="T266_2">tr</text:span><text:span text:style-name="T266_3">&gt;</text:span></text:p>
      <text:p text:style-name="P267"><text:span text:style-name="T267_1"><text:tab/><text:tab/>&lt;</text:span><text:span text:style-name="T267_2">tr</text:span><text:span text:style-name="T267_3">&gt;</text:span></text:p>
      <text:p text:style-name="P268"><text:span text:style-name="T268_1"><text:tab/><text:tab/><text:tab/>&lt;</text:span><text:span text:style-name="T268_2">td</text:span><text:span text:style-name="T268_3"><text:s/></text:span><text:span text:style-name="T268_4">style</text:span><text:span text:style-name="T268_5">="</text:span><text:span text:style-name="T268_6">width</text:span><text:span text:style-name="T268_7">:<text:s/>150</text:span><text:span text:style-name="T268_8">px</text:span><text:span text:style-name="T268_9">;"&gt;</text:span></text:p>
      <text:p text:style-name="P269"><text:span text:style-name="T269_1"><text:tab/><text:tab/><text:tab/><text:tab/>8<text:s/>(4842)<text:s/>72-77-99&lt;/</text:span><text:span text:style-name="T269_2">td</text:span><text:span text:style-name="T269_3">&gt;</text:span></text:p>
      <text:p text:style-name="P270"><text:span text:style-name="T270_1"><text:tab/><text:tab/><text:tab/>&lt;</text:span><text:span text:style-name="T270_2">td</text:span><text:span text:style-name="T270_3">&gt;</text:span></text:p>
      <text:p text:style-name="P271"><text:span text:style-name="T271_1"><text:tab/><text:tab/><text:tab/><text:tab/></text:span><text:span text:style-name="T271_2">г</text:span><text:span text:style-name="T271_3">.<text:s/></text:span><text:span text:style-name="T271_4">Калуга</text:span><text:span text:style-name="T271_5">,<text:s/>2-</text:span><text:span text:style-name="T271_6">ой</text:span><text:span text:style-name="T271_7"><text:s/></text:span><text:span text:style-name="T271_8">Бередяковский</text:span><text:span text:style-name="T271_9"><text:s/></text:span><text:span text:style-name="T271_10">пер</text:span><text:span text:style-name="T271_11">.</text:span><text:span text:style-name="T271_12">д</text:span><text:span text:style-name="T271_13">.<text:s/>1</text:span><text:span text:style-name="T271_14">А</text:span><text:span text:style-name="T271_15">&lt;/</text:span><text:span text:style-name="T271_16">td</text:span><text:span text:style-name="T271_17">&gt;</text:span></text:p>
      <text:p text:style-name="P272"><text:span text:style-name="T272_1"><text:tab/><text:tab/>&lt;/</text:span><text:span text:style-name="T272_2">tr</text:span><text:span text:style-name="T272_3">&gt;</text:span></text:p>
      <text:p text:style-name="P273"><text:span text:style-name="T273_1"><text:tab/>&lt;/</text:span><text:span text:style-name="T273_2">tbody</text:span><text:span text:style-name="T273_3">&gt;</text:span></text:p>
      <text:p text:style-name="P274"><text:span text:style-name="T274_1">&lt;/</text:span><text:span text:style-name="T274_2">table</text:span><text:span text:style-name="T274_3">&gt;</text:span></text:p>
      <text:p text:style-name="P275"><text:span text:style-name="T275_1">&lt;</text:span><text:span text:style-name="T275_2">p</text:span><text:span text:style-name="T275_3">&gt;</text:span></text:p>
      <text:p text:style-name="P276"><text:span text:style-name="T276_1"><text:tab/>&lt;</text:span><text:span text:style-name="T276_2">strong</text:span><text:span text:style-name="T276_3">&gt;</text:span><text:span text:style-name="T276_4">Магазин</text:span><text:span text:style-name="T276_5"><text:s/></text:span><text:span text:style-name="T276_6">и</text:span><text:span text:style-name="T276_7"><text:s/>&amp;</text:span><text:span text:style-name="T276_8">laquo</text:span><text:span text:style-name="T276_9">;</text:span><text:span text:style-name="T276_10">Торговая</text:span><text:span text:style-name="T276_11"><text:s/></text:span><text:span text:style-name="T276_12">компания</text:span><text:span text:style-name="T276_13"><text:s/></text:span><text:span text:style-name="T276_14">Гейзер</text:span><text:span text:style-name="T276_15">&amp;</text:span><text:span text:style-name="T276_16">raquo</text:span><text:span text:style-name="T276_17">;&lt;/</text:span><text:span text:style-name="T276_18">strong</text:span><text:span text:style-name="T276_19">&gt;&lt;/</text:span><text:span text:style-name="T276_20">p</text:span><text:span text:style-name="T276_21">&gt;</text:span></text:p>
      <text:p text:style-name="P277"><text:span text:style-name="T277_1">&lt;</text:span><text:span text:style-name="T277_2">table</text:span><text:span text:style-name="T277_3"><text:s/></text:span><text:span text:style-name="T277_4">border</text:span><text:span text:style-name="T277_5">="0"<text:s/></text:span><text:span text:style-name="T277_6">cellpadding</text:span><text:span text:style-name="T277_7">="0"<text:s/></text:span><text:span text:style-name="T277_8">cellspacing</text:span><text:span text:style-name="T277_9">="0"<text:s/></text:span><text:span text:style-name="T277_10">style</text:span><text:span text:style-name="T277_11">="</text:span><text:span text:style-name="T277_12">float</text:span><text:span text:style-name="T277_13">:<text:s/></text:span><text:span text:style-name="T277_14">none</text:span><text:span text:style-name="T277_15">;<text:s/></text:span><text:span text:style-name="T277_16">width</text:span><text:span text:style-name="T277_17">:<text:s/>90%;"&gt;</text:span></text:p>
      <text:p text:style-name="P278"><text:span text:style-name="T278_1"><text:tab/>&lt;</text:span><text:span text:style-name="T278_2">tbody</text:span><text:span text:style-name="T278_3">&gt;</text:span></text:p>
      <text:p text:style-name="P279"><text:span text:style-name="T279_1"><text:tab/><text:tab/>&lt;</text:span><text:span text:style-name="T279_2">tr</text:span><text:span text:style-name="T279_3">&gt;</text:span></text:p>
      <text:p text:style-name="P280"><text:span text:style-name="T280_1"><text:tab/><text:tab/>&lt;/</text:span><text:span text:style-name="T280_2">tr</text:span><text:span text:style-name="T280_3">&gt;</text:span></text:p>
      <text:p text:style-name="P281"><text:span text:style-name="T281_1"><text:tab/><text:tab/>&lt;</text:span><text:span text:style-name="T281_2">tr</text:span><text:span text:style-name="T281_3">&gt;</text:span></text:p>
      <text:p text:style-name="P282"><text:span text:style-name="T282_1"><text:tab/><text:tab/><text:tab/>&lt;</text:span><text:span text:style-name="T282_2">td</text:span><text:span text:style-name="T282_3"><text:s/></text:span><text:span text:style-name="T282_4">style</text:span><text:span text:style-name="T282_5">="</text:span><text:span text:style-name="T282_6">width</text:span><text:span text:style-name="T282_7">:<text:s/>150</text:span><text:span text:style-name="T282_8">px</text:span><text:span text:style-name="T282_9">;"&gt;</text:span></text:p>
      <text:p text:style-name="P283"><text:span text:style-name="T283_1"><text:tab/><text:tab/><text:tab/><text:tab/>8<text:s/>(8435)<text:s/>17-74-26&lt;</text:span><text:span text:style-name="T283_2">br</text:span><text:span text:style-name="T283_3"><text:s/>/&gt;</text:span></text:p>
      <text:p text:style-name="P284"><text:span text:style-name="T284_1"><text:tab/><text:tab/><text:tab/><text:tab/>8<text:s/>(8435)<text:s/>17-11-17&lt;/</text:span><text:span text:style-name="T284_2">td</text:span><text:span text:style-name="T284_3">&gt;</text:span></text:p>
      <text:p text:style-name="P285"><text:span text:style-name="T285_1"><text:tab/><text:tab/><text:tab/>&lt;</text:span><text:span text:style-name="T285_2">td</text:span><text:span text:style-name="T285_3">&gt;</text:span></text:p>
      <text:p text:style-name="P286"><text:span text:style-name="T286_1"><text:tab/><text:tab/><text:tab/><text:tab/></text:span><text:span text:style-name="T286_2">г</text:span><text:span text:style-name="T286_3">.<text:s/></text:span><text:span text:style-name="T286_4">Казань</text:span><text:span text:style-name="T286_5">,<text:s/></text:span><text:span text:style-name="T286_6">ул</text:span><text:span text:style-name="T286_7"><text:s/></text:span><text:span text:style-name="T286_8">Левобулочная</text:span><text:span text:style-name="T286_9">,<text:s/></text:span><text:span text:style-name="T286_10">д</text:span><text:span text:style-name="T286_11">.<text:s/>42&lt;/</text:span><text:span text:style-name="T286_12">td</text:span><text:span text:style-name="T286_13">&gt;</text:span></text:p>
      <text:p text:style-name="P287"><text:span text:style-name="T287_1"><text:tab/><text:tab/>&lt;/</text:span><text:span text:style-name="T287_2">tr</text:span><text:span text:style-name="T287_3">&gt;</text:span></text:p>
      <text:p text:style-name="P288"><text:span text:style-name="T288_1"><text:tab/>&lt;/</text:span><text:span text:style-name="T288_2">tbody</text:span><text:span text:style-name="T288_3">&gt;</text:span></text:p>
      <text:p text:style-name="P289"><text:span text:style-name="T289_1">&lt;/</text:span><text:span text:style-name="T289_2">table</text:span><text:span text:style-name="T289_3">&gt;</text:span></text:p>
      <text:p text:style-name="P290"><text:span text:style-name="T290_1">&lt;</text:span><text:span text:style-name="T290_2">p</text:span><text:span text:style-name="T290_3">&gt;</text:span></text:p>
      <text:p text:style-name="P291"><text:span text:style-name="T291_1"><text:tab/>&lt;</text:span><text:span text:style-name="T291_2">strong</text:span><text:span text:style-name="T291_3">&gt;</text:span><text:span text:style-name="T291_4">Магазин</text:span><text:span text:style-name="T291_5"><text:s/>&amp;</text:span><text:span text:style-name="T291_6">laquo</text:span><text:span text:style-name="T291_7">;</text:span><text:span text:style-name="T291_8">Белый</text:span><text:span text:style-name="T291_9"><text:s/></text:span><text:span text:style-name="T291_10">Дом</text:span><text:span text:style-name="T291_11">&amp;</text:span><text:span text:style-name="T291_12">raquo</text:span><text:span text:style-name="T291_13">;&lt;/</text:span><text:span text:style-name="T291_14">strong</text:span><text:span text:style-name="T291_15">&gt;&lt;/</text:span><text:span text:style-name="T291_16">p</text:span><text:span text:style-name="T291_17">&gt;</text:span></text:p>
      <text:p text:style-name="P292"><text:span text:style-name="T292_1">&lt;</text:span><text:span text:style-name="T292_2">table</text:span><text:span text:style-name="T292_3"><text:s/></text:span><text:span text:style-name="T292_4">border</text:span><text:span text:style-name="T292_5">="0"<text:s/></text:span><text:span text:style-name="T292_6">cellpadding</text:span><text:span text:style-name="T292_7">="0"<text:s/></text:span><text:span text:style-name="T292_8">cellspacing</text:span><text:span text:style-name="T292_9">="0"<text:s/></text:span><text:span text:style-name="T292_10">style</text:span><text:span text:style-name="T292_11">="</text:span><text:span text:style-name="T292_12">float</text:span><text:span text:style-name="T292_13">:<text:s/></text:span><text:span text:style-name="T292_14">none</text:span><text:span text:style-name="T292_15">;<text:s/></text:span><text:span text:style-name="T292_16">width</text:span><text:span text:style-name="T292_17">:<text:s/>90%;"&gt;</text:span></text:p>
      <text:p text:style-name="P293"><text:span text:style-name="T293_1"><text:tab/>&lt;</text:span><text:span text:style-name="T293_2">tbody</text:span><text:span text:style-name="T293_3">&gt;</text:span></text:p>
      <text:p text:style-name="P294"><text:span text:style-name="T294_1"><text:tab/><text:tab/>&lt;</text:span><text:span text:style-name="T294_2">tr</text:span><text:span text:style-name="T294_3">&gt;</text:span></text:p>
      <text:p text:style-name="P295"><text:span text:style-name="T295_1"><text:tab/><text:tab/>&lt;/</text:span><text:span text:style-name="T295_2">tr</text:span><text:span text:style-name="T295_3">&gt;</text:span></text:p>
      <text:p text:style-name="P296"><text:span text:style-name="T296_1"><text:tab/><text:tab/>&lt;</text:span><text:span text:style-name="T296_2">tr</text:span><text:span text:style-name="T296_3">&gt;</text:span></text:p>
      <text:p text:style-name="P297"><text:span text:style-name="T297_1"><text:tab/><text:tab/><text:tab/>&lt;</text:span><text:span text:style-name="T297_2">td</text:span><text:span text:style-name="T297_3"><text:s/></text:span><text:span text:style-name="T297_4">style</text:span><text:span text:style-name="T297_5">="</text:span><text:span text:style-name="T297_6">width</text:span><text:span text:style-name="T297_7">:<text:s/>150</text:span><text:span text:style-name="T297_8">px</text:span><text:span text:style-name="T297_9">;"&gt;</text:span></text:p>
      <text:p text:style-name="P298"><text:span text:style-name="T298_1"><text:tab/><text:tab/><text:tab/><text:tab/>8<text:s/>(4842)<text:s/>79-82-36&lt;/</text:span><text:span text:style-name="T298_2">td</text:span><text:span text:style-name="T298_3">&gt;</text:span></text:p>
      <text:p text:style-name="P299"><text:span text:style-name="T299_1"><text:tab/><text:tab/><text:tab/>&lt;</text:span><text:span text:style-name="T299_2">td</text:span><text:span text:style-name="T299_3">&gt;</text:span></text:p>
      <text:p text:style-name="P300"><text:span text:style-name="T300_1"><text:tab/><text:tab/><text:tab/><text:tab/></text:span><text:span text:style-name="T300_2">г</text:span><text:span text:style-name="T300_3">.<text:s/></text:span><text:span text:style-name="T300_4">Калуга</text:span><text:span text:style-name="T300_5">,<text:s/></text:span><text:span text:style-name="T300_6">ул</text:span><text:span text:style-name="T300_7">.</text:span><text:span text:style-name="T300_8">Степана</text:span><text:span text:style-name="T300_9"><text:s/></text:span><text:span text:style-name="T300_10">Разина</text:span><text:span text:style-name="T300_11">,<text:s/></text:span><text:span text:style-name="T300_12">д</text:span><text:span text:style-name="T300_13">.<text:s/>126&lt;/</text:span><text:span text:style-name="T300_14">td</text:span><text:span text:style-name="T300_15">&gt;</text:span></text:p>
      <text:p text:style-name="P301"><text:span text:style-name="T301_1"><text:tab/><text:tab/>&lt;/</text:span><text:span text:style-name="T301_2">tr</text:span><text:span text:style-name="T301_3">&gt;</text:span></text:p>
      <text:p text:style-name="P302"><text:span text:style-name="T302_1"><text:tab/>&lt;/</text:span><text:span text:style-name="T302_2">tbody</text:span><text:span text:style-name="T302_3">&gt;</text:span></text:p>
      <text:p text:style-name="P303"><text:span text:style-name="T303_1">&lt;/</text:span><text:span text:style-name="T303_2">table</text:span><text:span text:style-name="T303_3">&gt;</text:span></text:p>
      <text:p text:style-name="P304"><text:span text:style-name="T304_1">&lt;</text:span><text:span text:style-name="T304_2">p</text:span><text:span text:style-name="T304_3">&gt;</text:span></text:p>
      <text:p text:style-name="P305"><text:span text:style-name="T305_1"><text:tab/>&lt;</text:span><text:span text:style-name="T305_2">strong</text:span><text:span text:style-name="T305_3">&gt;</text:span><text:span text:style-name="T305_4">Магазин</text:span><text:span text:style-name="T305_5"><text:s/>&amp;</text:span><text:span text:style-name="T305_6">laquo</text:span><text:span text:style-name="T305_7">;</text:span><text:span text:style-name="T305_8">Садовод</text:span><text:span text:style-name="T305_9">-</text:span><text:span text:style-name="T305_10">Строитель</text:span><text:span text:style-name="T305_11">&amp;</text:span><text:span text:style-name="T305_12">raquo</text:span><text:span text:style-name="T305_13">;&lt;/</text:span><text:span text:style-name="T305_14">strong</text:span><text:span text:style-name="T305_15">&gt;&lt;/</text:span><text:span text:style-name="T305_16">p</text:span><text:span text:style-name="T305_17">&gt;</text:span></text:p>
      <text:p text:style-name="P306"><text:span text:style-name="T306_1">&lt;</text:span><text:span text:style-name="T306_2">table</text:span><text:span text:style-name="T306_3"><text:s/></text:span><text:span text:style-name="T306_4">border</text:span><text:span text:style-name="T306_5">="0"<text:s/></text:span><text:span text:style-name="T306_6">cellpadding</text:span><text:span text:style-name="T306_7">="0"<text:s/></text:span><text:span text:style-name="T306_8">cellspacing</text:span><text:span text:style-name="T306_9">="0"<text:s/></text:span><text:span text:style-name="T306_10">style</text:span><text:span text:style-name="T306_11">="</text:span><text:span text:style-name="T306_12">float</text:span><text:span text:style-name="T306_13">:<text:s/></text:span><text:span text:style-name="T306_14">none</text:span><text:span text:style-name="T306_15">;<text:s/></text:span><text:span text:style-name="T306_16">width</text:span><text:span text:style-name="T306_17">:<text:s/>90%;"&gt;</text:span></text:p>
      <text:p text:style-name="P307"><text:span text:style-name="T307_1"><text:tab/>&lt;</text:span><text:span text:style-name="T307_2">tbody</text:span><text:span text:style-name="T307_3">&gt;</text:span></text:p>
      <text:p text:style-name="P308"><text:span text:style-name="T308_1"><text:tab/><text:tab/>&lt;</text:span><text:span text:style-name="T308_2">tr</text:span><text:span text:style-name="T308_3">&gt;</text:span></text:p>
      <text:p text:style-name="P309"><text:span text:style-name="T309_1"><text:tab/><text:tab/>&lt;/</text:span><text:span text:style-name="T309_2">tr</text:span><text:span text:style-name="T309_3">&gt;</text:span></text:p>
      <text:p text:style-name="P310"><text:span text:style-name="T310_1"><text:tab/><text:tab/>&lt;</text:span><text:span text:style-name="T310_2">tr</text:span><text:span text:style-name="T310_3">&gt;</text:span></text:p>
      <text:p text:style-name="P311"><text:span text:style-name="T311_1"><text:tab/><text:tab/><text:tab/>&lt;</text:span><text:span text:style-name="T311_2">td</text:span><text:span text:style-name="T311_3"><text:s/></text:span><text:span text:style-name="T311_4">style</text:span><text:span text:style-name="T311_5">="</text:span><text:span text:style-name="T311_6">width</text:span><text:span text:style-name="T311_7">:<text:s/>150</text:span><text:span text:style-name="T311_8">px</text:span><text:span text:style-name="T311_9">;"&gt;</text:span></text:p>
      <text:p text:style-name="P312"><text:span text:style-name="T312_1"><text:tab/><text:tab/><text:tab/><text:tab/>8<text:s/>(48131)<text:s/>5-45-77&lt;</text:span><text:span text:style-name="T312_2">br</text:span><text:span text:style-name="T312_3"><text:s/>/&gt;</text:span></text:p>
      <text:p text:style-name="P313"><text:span text:style-name="T313_1"><text:tab/><text:tab/><text:tab/><text:tab/>8<text:s/>(48131)<text:s/>2-41-71&lt;/</text:span><text:span text:style-name="T313_2">td</text:span><text:span text:style-name="T313_3">&gt;</text:span></text:p>
      <text:p text:style-name="P314"><text:span text:style-name="T314_1"><text:tab/><text:tab/><text:tab/>&lt;</text:span><text:span text:style-name="T314_2">td</text:span><text:span text:style-name="T314_3">&gt;</text:span></text:p>
      <text:p text:style-name="P315"><text:span text:style-name="T315_1"><text:tab/><text:tab/><text:tab/><text:tab/></text:span><text:span text:style-name="T315_2">г</text:span><text:span text:style-name="T315_3">.<text:s/></text:span><text:span text:style-name="T315_4">Вязьма</text:span><text:span text:style-name="T315_5">,<text:s/></text:span><text:span text:style-name="T315_6">Смоленская</text:span><text:span text:style-name="T315_7"><text:s/></text:span><text:span text:style-name="T315_8">обл</text:span><text:span text:style-name="T315_9">,<text:s/></text:span><text:span text:style-name="T315_10">ул</text:span><text:span text:style-name="T315_11">.</text:span><text:span text:style-name="T315_12">Кронштадская</text:span><text:span text:style-name="T315_13">,<text:s/></text:span><text:span text:style-name="T315_14">д</text:span><text:span text:style-name="T315_15">.<text:s/>108&lt;/</text:span><text:span text:style-name="T315_16">td</text:span><text:span text:style-name="T315_17">&gt;</text:span></text:p>
      <text:p text:style-name="P316"><text:span text:style-name="T316_1"><text:tab/><text:tab/>&lt;/</text:span><text:span text:style-name="T316_2">tr</text:span><text:span text:style-name="T316_3">&gt;</text:span></text:p>
      <text:p text:style-name="P317"><text:span text:style-name="T317_1"><text:tab/>&lt;/</text:span><text:span text:style-name="T317_2">tbody</text:span><text:span text:style-name="T317_3">&gt;</text:span></text:p>
      <text:p text:style-name="P318"><text:span text:style-name="T318_1">&lt;/</text:span><text:span text:style-name="T318_2">table</text:span><text:span text:style-name="T318_3">&gt;</text:span></text:p>
      <text:p text:style-name="P319"><text:span text:style-name="T319_1">&lt;</text:span><text:span text:style-name="T319_2">p</text:span><text:span text:style-name="T319_3">&gt;</text:span></text:p>
      <text:p text:style-name="P320"><text:span text:style-name="T320_1"><text:tab/>&lt;</text:span><text:span text:style-name="T320_2">strong</text:span><text:span text:style-name="T320_3">&gt;</text:span><text:span text:style-name="T320_4">Ярмарка</text:span><text:span text:style-name="T320_5"><text:s/>&amp;</text:span><text:span text:style-name="T320_6">laquo</text:span><text:span text:style-name="T320_7">;</text:span><text:span text:style-name="T320_8">Владимирский</text:span><text:span text:style-name="T320_9"><text:s/></text:span><text:span text:style-name="T320_10">тракт</text:span><text:span text:style-name="T320_11">&amp;</text:span><text:span text:style-name="T320_12">raquo</text:span><text:span text:style-name="T320_13">;&lt;/</text:span><text:span text:style-name="T320_14">strong</text:span><text:span text:style-name="T320_15">&gt;&lt;/</text:span><text:span text:style-name="T320_16">p</text:span><text:span text:style-name="T320_17">&gt;</text:span></text:p>
      <text:p text:style-name="P321"><text:span text:style-name="T321_1">&lt;</text:span><text:span text:style-name="T321_2">table</text:span><text:span text:style-name="T321_3"><text:s/></text:span><text:span text:style-name="T321_4">border</text:span><text:span text:style-name="T321_5">="0"<text:s/></text:span><text:span text:style-name="T321_6">cellpadding</text:span><text:span text:style-name="T321_7">="0"<text:s/></text:span><text:span text:style-name="T321_8">cellspacing</text:span><text:span text:style-name="T321_9">="0"<text:s/></text:span><text:span text:style-name="T321_10">style</text:span><text:span text:style-name="T321_11">="</text:span><text:span text:style-name="T321_12">float</text:span><text:span text:style-name="T321_13">:<text:s/></text:span><text:span text:style-name="T321_14">none</text:span><text:span text:style-name="T321_15">;<text:s/></text:span><text:span text:style-name="T321_16">width</text:span><text:span text:style-name="T321_17">:<text:s/>90%;"&gt;</text:span></text:p>
      <text:p text:style-name="P322"><text:span text:style-name="T322_1"><text:tab/>&lt;</text:span><text:span text:style-name="T322_2">tbody</text:span><text:span text:style-name="T322_3">&gt;</text:span></text:p>
      <text:p text:style-name="P323"><text:span text:style-name="T323_1"><text:tab/><text:tab/>&lt;</text:span><text:span text:style-name="T323_2">tr</text:span><text:span text:style-name="T323_3">&gt;</text:span></text:p>
      <text:p text:style-name="P324"><text:span text:style-name="T324_1"><text:tab/><text:tab/>&lt;/</text:span><text:span text:style-name="T324_2">tr</text:span><text:span text:style-name="T324_3">&gt;</text:span></text:p>
      <text:p text:style-name="P325"><text:span text:style-name="T325_1"><text:tab/><text:tab/>&lt;</text:span><text:span text:style-name="T325_2">tr</text:span><text:span text:style-name="T325_3">&gt;</text:span></text:p>
      <text:p text:style-name="P326"><text:span text:style-name="T326_1"><text:tab/><text:tab/><text:tab/>&lt;</text:span><text:span text:style-name="T326_2">td</text:span><text:span text:style-name="T326_3"><text:s/></text:span><text:span text:style-name="T326_4">style</text:span><text:span text:style-name="T326_5">="</text:span><text:span text:style-name="T326_6">width</text:span><text:span text:style-name="T326_7">:<text:s/>150</text:span><text:span text:style-name="T326_8">px</text:span><text:span text:style-name="T326_9">;"&gt;</text:span></text:p>
      <text:p text:style-name="P327"><text:span text:style-name="T327_1"><text:tab/><text:tab/><text:tab/><text:tab/>795-50-51&lt;</text:span><text:span text:style-name="T327_2">br</text:span><text:span text:style-name="T327_3"><text:s/>/&gt;</text:span></text:p>
      <text:p text:style-name="P328"><text:span text:style-name="T328_1"><text:tab/><text:tab/><text:tab/><text:tab/>8<text:s/>(903)<text:s/>795-50-51&lt;/</text:span><text:span text:style-name="T328_2">td</text:span><text:span text:style-name="T328_3">&gt;</text:span></text:p>
      <text:p text:style-name="P329"><text:span text:style-name="T329_1"><text:tab/><text:tab/><text:tab/>&lt;</text:span><text:span text:style-name="T329_2">td</text:span><text:span text:style-name="T329_3">&gt;</text:span></text:p>
      <text:p text:style-name="P330"><text:span text:style-name="T330_1"><text:tab/><text:tab/><text:tab/><text:tab/></text:span><text:span text:style-name="T330_2">г</text:span><text:span text:style-name="T330_3">.<text:s/></text:span><text:span text:style-name="T330_4">Реутов</text:span><text:span text:style-name="T330_5">,<text:s/></text:span><text:span text:style-name="T330_6">МО</text:span><text:span text:style-name="T330_7">,<text:s/></text:span><text:span text:style-name="T330_8">пав</text:span><text:span text:style-name="T330_9">-</text:span><text:span text:style-name="T330_10">он</text:span><text:span text:style-name="T330_11"><text:s/>24</text:span><text:span text:style-name="T330_12">Ф</text:span><text:span text:style-name="T330_13">-1&lt;/</text:span><text:span text:style-name="T330_14">td</text:span><text:span text:style-name="T330_15">&gt;</text:span></text:p>
      <text:p text:style-name="P331"><text:span text:style-name="T331_1"><text:tab/><text:tab/>&lt;/</text:span><text:span text:style-name="T331_2">tr</text:span><text:span text:style-name="T331_3">&gt;</text:span></text:p>
      <text:p text:style-name="P332"><text:span text:style-name="T332_1"><text:tab/>&lt;/</text:span><text:span text:style-name="T332_2">tbody</text:span><text:span text:style-name="T332_3">&gt;</text:span></text:p>
      <text:p text:style-name="P333"><text:span text:style-name="T333_1">&lt;/</text:span><text:span text:style-name="T333_2">table</text:span><text:span text:style-name="T333_3">&gt;</text:span></text:p>
      <text:p text:style-name="P334"><text:span text:style-name="T334_1">&lt;</text:span><text:span text:style-name="T334_2">p</text:span><text:span text:style-name="T334_3">&gt;</text:span></text:p>
      <text:p text:style-name="P335"><text:span text:style-name="T335_1"><text:tab/>&lt;</text:span><text:span text:style-name="T335_2">strong</text:span><text:span text:style-name="T335_3">&gt;</text:span><text:span text:style-name="T335_4">Магазин</text:span><text:span text:style-name="T335_5"><text:s/>&amp;</text:span><text:span text:style-name="T335_6">laquo</text:span><text:span text:style-name="T335_7">;</text:span><text:span text:style-name="T335_8">Мир</text:span><text:span text:style-name="T335_9"><text:s/></text:span><text:span text:style-name="T335_10">лестниц</text:span><text:span text:style-name="T335_11">&amp;</text:span><text:span text:style-name="T335_12">raquo</text:span><text:span text:style-name="T335_13">;&lt;/</text:span><text:span text:style-name="T335_14">strong</text:span><text:span text:style-name="T335_15">&gt;&lt;/</text:span><text:span text:style-name="T335_16">p</text:span><text:span text:style-name="T335_17">&gt;</text:span></text:p>
      <text:p text:style-name="P336"><text:span text:style-name="T336_1">&lt;</text:span><text:span text:style-name="T336_2">table</text:span><text:span text:style-name="T336_3"><text:s/></text:span><text:span text:style-name="T336_4">border</text:span><text:span text:style-name="T336_5">="0"<text:s/></text:span><text:span text:style-name="T336_6">cellpadding</text:span><text:span text:style-name="T336_7">="0"<text:s/></text:span><text:span text:style-name="T336_8">cellspacing</text:span><text:span text:style-name="T336_9">="0"<text:s/></text:span><text:span text:style-name="T336_10">style</text:span><text:span text:style-name="T336_11">="</text:span><text:span text:style-name="T336_12">float</text:span><text:span text:style-name="T336_13">:<text:s/></text:span><text:span text:style-name="T336_14">none</text:span><text:span text:style-name="T336_15">;<text:s/></text:span><text:span text:style-name="T336_16">width</text:span><text:span text:style-name="T336_17">:<text:s/>90%;"&gt;</text:span></text:p>
      <text:p text:style-name="P337"><text:span text:style-name="T337_1"><text:tab/>&lt;</text:span><text:span text:style-name="T337_2">tbody</text:span><text:span text:style-name="T337_3">&gt;</text:span></text:p>
      <text:p text:style-name="P338"><text:span text:style-name="T338_1"><text:tab/><text:tab/>&lt;</text:span><text:span text:style-name="T338_2">tr</text:span><text:span text:style-name="T338_3">&gt;</text:span></text:p>
      <text:p text:style-name="P339"><text:span text:style-name="T339_1"><text:tab/><text:tab/>&lt;/</text:span><text:span text:style-name="T339_2">tr</text:span><text:span text:style-name="T339_3">&gt;</text:span></text:p>
      <text:p text:style-name="P340"><text:span text:style-name="T340_1"><text:tab/><text:tab/>&lt;</text:span><text:span text:style-name="T340_2">tr</text:span><text:span text:style-name="T340_3">&gt;</text:span></text:p>
      <text:p text:style-name="P341"><text:span text:style-name="T341_1"><text:tab/><text:tab/><text:tab/>&lt;</text:span><text:span text:style-name="T341_2">td</text:span><text:span text:style-name="T341_3"><text:s/></text:span><text:span text:style-name="T341_4">style</text:span><text:span text:style-name="T341_5">="</text:span><text:span text:style-name="T341_6">width</text:span><text:span text:style-name="T341_7">:<text:s/>150</text:span><text:span text:style-name="T341_8">px</text:span><text:span text:style-name="T341_9">;"&gt;</text:span></text:p>
      <text:p text:style-name="P342"><text:span text:style-name="T342_1"><text:tab/><text:tab/><text:tab/><text:tab/>8<text:s/>(3412)<text:s/>67-99-67&lt;</text:span><text:span text:style-name="T342_2">br</text:span><text:span text:style-name="T342_3"><text:s/>/&gt;</text:span></text:p>
      <text:p text:style-name="P343"><text:span text:style-name="T343_1"><text:tab/><text:tab/><text:tab/><text:tab/>8<text:s/>(3412)<text:s/>72-22-13&lt;/</text:span><text:span text:style-name="T343_2">td</text:span><text:span text:style-name="T343_3">&gt;</text:span></text:p>
      <text:p text:style-name="P344"><text:span text:style-name="T344_1"><text:tab/><text:tab/><text:tab/>&lt;</text:span><text:span text:style-name="T344_2">td</text:span><text:span text:style-name="T344_3">&gt;</text:span></text:p>
      <text:p text:style-name="P345"><text:span text:style-name="T345_1"><text:tab/><text:tab/><text:tab/><text:tab/></text:span><text:span text:style-name="T345_2">г</text:span><text:span text:style-name="T345_3">.<text:s/></text:span><text:span text:style-name="T345_4">Ижевск</text:span><text:span text:style-name="T345_5">,<text:s/></text:span><text:span text:style-name="T345_6">Удмуртская</text:span><text:span text:style-name="T345_7"><text:s/></text:span><text:span text:style-name="T345_8">АР</text:span><text:span text:style-name="T345_9">,<text:s/></text:span><text:span text:style-name="T345_10">ул</text:span><text:span text:style-name="T345_11">.<text:s/></text:span><text:span text:style-name="T345_12">Азина</text:span><text:span text:style-name="T345_13">,<text:s/></text:span><text:span text:style-name="T345_14">д</text:span><text:span text:style-name="T345_15">.<text:s/>4&lt;/</text:span><text:span text:style-name="T345_16">td</text:span><text:span text:style-name="T345_17">&gt;</text:span></text:p>
      <text:p text:style-name="P346"><text:span text:style-name="T346_1"><text:tab/><text:tab/>&lt;/</text:span><text:span text:style-name="T346_2">tr</text:span><text:span text:style-name="T346_3">&gt;</text:span></text:p>
      <text:p text:style-name="P347"><text:span text:style-name="T347_1"><text:tab/>&lt;/</text:span><text:span text:style-name="T347_2">tbody</text:span><text:span text:style-name="T347_3">&gt;</text:span></text:p>
      <text:p text:style-name="P348"><text:span text:style-name="T348_1">&lt;/</text:span><text:span text:style-name="T348_2">table</text:span><text:span text:style-name="T348_3">&gt;</text:span></text:p>
      <text:p text:style-name="P349"><text:span text:style-name="T349_1">&lt;</text:span><text:span text:style-name="T349_2">p</text:span><text:span text:style-name="T349_3">&gt;</text:span></text:p>
      <text:p text:style-name="P350"><text:span text:style-name="T350_1"><text:tab/>&lt;</text:span><text:span text:style-name="T350_2">strong</text:span><text:span text:style-name="T350_3">&gt;</text:span><text:span text:style-name="T350_4">Магазин</text:span><text:span text:style-name="T350_5"><text:s/>&amp;</text:span><text:span text:style-name="T350_6">laquo</text:span><text:span text:style-name="T350_7">;</text:span><text:span text:style-name="T350_8">Лестницы</text:span><text:span text:style-name="T350_9"><text:s/></text:span><text:span text:style-name="T350_10">и</text:span><text:span text:style-name="T350_11"><text:s/></text:span><text:span text:style-name="T350_12">ограждения</text:span><text:span text:style-name="T350_13">&amp;</text:span><text:span text:style-name="T350_14">raquo</text:span><text:span text:style-name="T350_15">;&lt;/</text:span><text:span text:style-name="T350_16">strong</text:span><text:span text:style-name="T350_17">&gt;&lt;/</text:span><text:span text:style-name="T350_18">p</text:span><text:span text:style-name="T350_19">&gt;</text:span></text:p>
      <text:p text:style-name="P351"><text:span text:style-name="T351_1">&lt;</text:span><text:span text:style-name="T351_2">table</text:span><text:span text:style-name="T351_3"><text:s/></text:span><text:span text:style-name="T351_4">border</text:span><text:span text:style-name="T351_5">="0"<text:s/></text:span><text:span text:style-name="T351_6">cellpadding</text:span><text:span text:style-name="T351_7">="0"<text:s/></text:span><text:span text:style-name="T351_8">cellspacing</text:span><text:span text:style-name="T351_9">="0"<text:s/></text:span><text:span text:style-name="T351_10">style</text:span><text:span text:style-name="T351_11">="</text:span><text:span text:style-name="T351_12">float</text:span><text:span text:style-name="T351_13">:<text:s/></text:span><text:span text:style-name="T351_14">none</text:span><text:span text:style-name="T351_15">;<text:s/></text:span><text:span text:style-name="T351_16">width</text:span><text:span text:style-name="T351_17">:<text:s/>90%;"&gt;</text:span></text:p>
      <text:p text:style-name="P352"><text:span text:style-name="T352_1"><text:tab/>&lt;</text:span><text:span text:style-name="T352_2">tbody</text:span><text:span text:style-name="T352_3">&gt;</text:span></text:p>
      <text:p text:style-name="P353"><text:span text:style-name="T353_1"><text:tab/><text:tab/>&lt;</text:span><text:span text:style-name="T353_2">tr</text:span><text:span text:style-name="T353_3">&gt;</text:span></text:p>
      <text:p text:style-name="P354"><text:span text:style-name="T354_1"><text:tab/><text:tab/>&lt;/</text:span><text:span text:style-name="T354_2">tr</text:span><text:span text:style-name="T354_3">&gt;</text:span></text:p>
      <text:p text:style-name="P355"><text:span text:style-name="T355_1"><text:tab/><text:tab/>&lt;</text:span><text:span text:style-name="T355_2">tr</text:span><text:span text:style-name="T355_3">&gt;</text:span></text:p>
      <text:p text:style-name="P356"><text:span text:style-name="T356_1"><text:tab/><text:tab/><text:tab/>&lt;</text:span><text:span text:style-name="T356_2">td</text:span><text:span text:style-name="T356_3"><text:s/></text:span><text:span text:style-name="T356_4">style</text:span><text:span text:style-name="T356_5">="</text:span><text:span text:style-name="T356_6">width</text:span><text:span text:style-name="T356_7">:<text:s/>150</text:span><text:span text:style-name="T356_8">px</text:span><text:span text:style-name="T356_9">;"&gt;</text:span></text:p>
      <text:p text:style-name="P357"><text:span text:style-name="T357_1"><text:tab/><text:tab/><text:tab/><text:tab/>8<text:s/>(920)<text:s/>300-66-77&lt;/</text:span><text:span text:style-name="T357_2">td</text:span><text:span text:style-name="T357_3">&gt;</text:span></text:p>
      <text:p text:style-name="P358"><text:span text:style-name="T358_1"><text:tab/><text:tab/><text:tab/>&lt;</text:span><text:span text:style-name="T358_2">td</text:span><text:span text:style-name="T358_3">&gt;</text:span></text:p>
      <text:p text:style-name="P359"><text:span text:style-name="T359_1"><text:tab/><text:tab/><text:tab/><text:tab/></text:span><text:span text:style-name="T359_2">г</text:span><text:span text:style-name="T359_3">.<text:s/></text:span><text:span text:style-name="T359_4">Смоленск</text:span><text:span text:style-name="T359_5">,<text:s/></text:span><text:span text:style-name="T359_6">Ново</text:span><text:span text:style-name="T359_7">-</text:span><text:span text:style-name="T359_8">Киевский</text:span><text:span text:style-name="T359_9"><text:s/></text:span><text:span text:style-name="T359_10">пер</text:span><text:span text:style-name="T359_11">.,<text:s/></text:span><text:span text:style-name="T359_12">д</text:span><text:span text:style-name="T359_13">.<text:s/>4</text:span><text:span text:style-name="T359_14">В</text:span><text:span text:style-name="T359_15">&lt;/</text:span><text:span text:style-name="T359_16">td</text:span><text:span text:style-name="T359_17">&gt;</text:span></text:p>
      <text:p text:style-name="P360"><text:span text:style-name="T360_1"><text:tab/><text:tab/>&lt;/</text:span><text:span text:style-name="T360_2">tr</text:span><text:span text:style-name="T360_3">&gt;</text:span></text:p>
      <text:p text:style-name="P361"><text:span text:style-name="T361_1"><text:tab/>&lt;/</text:span><text:span text:style-name="T361_2">tbody</text:span><text:span text:style-name="T361_3">&gt;</text:span></text:p>
      <text:p text:style-name="P362"><text:span text:style-name="T362_1">&lt;/</text:span><text:span text:style-name="T362_2">table</text:span><text:span text:style-name="T362_3">&gt;</text:span></text:p>
      <text:p text:style-name="P363"><text:span text:style-name="T363_1">&lt;</text:span><text:span text:style-name="T363_2">p</text:span><text:span text:style-name="T363_3">&gt;</text:span></text:p>
      <text:p text:style-name="P364"><text:span text:style-name="T364_1"><text:tab/>&lt;</text:span><text:span text:style-name="T364_2">strong</text:span><text:span text:style-name="T364_3">&gt;</text:span><text:span text:style-name="T364_4">Магазин</text:span><text:span text:style-name="T364_5"><text:s/>&amp;</text:span><text:span text:style-name="T364_6">laquo</text:span><text:span text:style-name="T364_7">;</text:span><text:span text:style-name="T364_8">Строительный</text:span><text:span text:style-name="T364_9"><text:s/></text:span><text:span text:style-name="T364_10">мир</text:span><text:span text:style-name="T364_11">&amp;</text:span><text:span text:style-name="T364_12">raquo</text:span><text:span text:style-name="T364_13">;&lt;/</text:span><text:span text:style-name="T364_14">strong</text:span><text:span text:style-name="T364_15">&gt;&lt;/</text:span><text:span text:style-name="T364_16">p</text:span><text:span text:style-name="T364_17">&gt;</text:span></text:p>
      <text:p text:style-name="P365"><text:span text:style-name="T365_1">&lt;</text:span><text:span text:style-name="T365_2">table</text:span><text:span text:style-name="T365_3"><text:s/></text:span><text:span text:style-name="T365_4">border</text:span><text:span text:style-name="T365_5">="0"<text:s/></text:span><text:span text:style-name="T365_6">cellpadding</text:span><text:span text:style-name="T365_7">="0"<text:s/></text:span><text:span text:style-name="T365_8">cellspacing</text:span><text:span text:style-name="T365_9">="0"<text:s/></text:span><text:span text:style-name="T365_10">style</text:span><text:span text:style-name="T365_11">="</text:span><text:span text:style-name="T365_12">float</text:span><text:span text:style-name="T365_13">:<text:s/></text:span><text:span text:style-name="T365_14">none</text:span><text:span text:style-name="T365_15">;<text:s/></text:span><text:span text:style-name="T365_16">width</text:span><text:span text:style-name="T365_17">:<text:s/>1157</text:span><text:span text:style-name="T365_18">px</text:span><text:span text:style-name="T365_19">;<text:s/>"&gt;</text:span></text:p>
      <text:p text:style-name="P366"><text:span text:style-name="T366_1"><text:tab/>&lt;</text:span><text:span text:style-name="T366_2">tbody</text:span><text:span text:style-name="T366_3">&gt;</text:span></text:p>
      <text:p text:style-name="P367"><text:span text:style-name="T367_1"><text:tab/><text:tab/>&lt;</text:span><text:span text:style-name="T367_2">tr</text:span><text:span text:style-name="T367_3">&gt;</text:span></text:p>
      <text:p text:style-name="P368"><text:span text:style-name="T368_1"><text:tab/><text:tab/>&lt;/</text:span><text:span text:style-name="T368_2">tr</text:span><text:span text:style-name="T368_3">&gt;</text:span></text:p>
      <text:p text:style-name="P369"><text:span text:style-name="T369_1"><text:tab/><text:tab/>&lt;</text:span><text:span text:style-name="T369_2">tr</text:span><text:span text:style-name="T369_3">&gt;</text:span></text:p>
      <text:p text:style-name="P370"><text:span text:style-name="T370_1"><text:tab/><text:tab/><text:tab/>&lt;</text:span><text:span text:style-name="T370_2">td</text:span><text:span text:style-name="T370_3"><text:s/></text:span><text:span text:style-name="T370_4">style</text:span><text:span text:style-name="T370_5">="</text:span><text:span text:style-name="T370_6">width</text:span><text:span text:style-name="T370_7">:<text:s/>150</text:span><text:span text:style-name="T370_8">px</text:span><text:span text:style-name="T370_9">;<text:s/>"&gt;</text:span></text:p>
      <text:p text:style-name="P371"><text:span text:style-name="T371_1"><text:tab/><text:tab/><text:tab/><text:tab/>937-01-69&lt;/</text:span><text:span text:style-name="T371_2">td</text:span><text:span text:style-name="T371_3">&gt;</text:span></text:p>
      <text:p text:style-name="P372"><text:span text:style-name="T372_1"><text:tab/><text:tab/><text:tab/>&lt;</text:span><text:span text:style-name="T372_2">td</text:span><text:span text:style-name="T372_3">&gt;</text:span></text:p>
      <text:p text:style-name="P373"><text:span text:style-name="T373_1"><text:tab/><text:tab/><text:tab/><text:tab/></text:span><text:span text:style-name="T373_2">г</text:span><text:span text:style-name="T373_3">.<text:s/></text:span><text:span text:style-name="T373_4">Балашиха</text:span><text:span text:style-name="T373_5">,<text:s/></text:span><text:span text:style-name="T373_6">Щелковское</text:span><text:span text:style-name="T373_7"><text:s/></text:span><text:span text:style-name="T373_8">шоссе</text:span><text:span text:style-name="T373_9">,<text:s/></text:span><text:span text:style-name="T373_10">с</text:span><text:span text:style-name="T373_11">.<text:s/></text:span><text:span text:style-name="T373_12">Пихра</text:span><text:span text:style-name="T373_13">-</text:span><text:span text:style-name="T373_14">Покровского</text:span><text:span text:style-name="T373_15">,<text:s/></text:span><text:span text:style-name="T373_16">д</text:span><text:span text:style-name="T373_17">.<text:s/>111&lt;/</text:span><text:span text:style-name="T373_18">td</text:span><text:span text:style-name="T373_19">&gt;</text:span></text:p>
      <text:p text:style-name="P374"><text:span text:style-name="T374_1"><text:tab/><text:tab/>&lt;/</text:span><text:span text:style-name="T374_2">tr</text:span><text:span text:style-name="T374_3">&gt;</text:span></text:p>
      <text:p text:style-name="P375"><text:span text:style-name="T375_1"><text:tab/>&lt;/</text:span><text:span text:style-name="T375_2">tbody</text:span><text:span text:style-name="T375_3">&gt;</text:span></text:p>
      <text:p text:style-name="P376"><text:span text:style-name="T376_1">&lt;/</text:span><text:span text:style-name="T376_2">table</text:span><text:span text:style-name="T376_3">&gt;</text:span></text:p>
      <text:p text:style-name="P377"><text:span text:style-name="T377_1">&lt;</text:span><text:span text:style-name="T377_2">p</text:span><text:span text:style-name="T377_3">&gt;</text:span></text:p>
      <text:p text:style-name="P378"><text:span text:style-name="T378_1"><text:tab/>&lt;</text:span><text:span text:style-name="T378_2">strong</text:span><text:span text:style-name="T378_3">&gt;</text:span><text:span text:style-name="T378_4">Магазин</text:span><text:span text:style-name="T378_5"><text:s/>&amp;</text:span><text:span text:style-name="T378_6">laquo</text:span><text:span text:style-name="T378_7">;</text:span><text:span text:style-name="T378_8">Прораб</text:span><text:span text:style-name="T378_9">&amp;</text:span><text:span text:style-name="T378_10">raquo</text:span><text:span text:style-name="T378_11">;&lt;/</text:span><text:span text:style-name="T378_12">strong</text:span><text:span text:style-name="T378_13">&gt;&lt;/</text:span><text:span text:style-name="T378_14">p</text:span><text:span text:style-name="T378_15">&gt;</text:span></text:p>
      <text:p text:style-name="P379"><text:span text:style-name="T379_1">&lt;</text:span><text:span text:style-name="T379_2">table</text:span><text:span text:style-name="T379_3"><text:s/></text:span><text:span text:style-name="T379_4">border</text:span><text:span text:style-name="T379_5">="0"<text:s/></text:span><text:span text:style-name="T379_6">cellpadding</text:span><text:span text:style-name="T379_7">="0"<text:s/></text:span><text:span text:style-name="T379_8">cellspacing</text:span><text:span text:style-name="T379_9">="0"<text:s/></text:span><text:span text:style-name="T379_10">style</text:span><text:span text:style-name="T379_11">="</text:span><text:span text:style-name="T379_12">float</text:span><text:span text:style-name="T379_13">:<text:s/></text:span><text:span text:style-name="T379_14">none</text:span><text:span text:style-name="T379_15">;<text:s/></text:span><text:span text:style-name="T379_16">width</text:span><text:span text:style-name="T379_17">:<text:s/>1157</text:span><text:span text:style-name="T379_18">px</text:span><text:span text:style-name="T379_19">;<text:s/>"&gt;</text:span></text:p>
      <text:p text:style-name="P380"><text:span text:style-name="T380_1"><text:tab/>&lt;</text:span><text:span text:style-name="T380_2">tbody</text:span><text:span text:style-name="T380_3">&gt;</text:span></text:p>
      <text:p text:style-name="P381"><text:span text:style-name="T381_1"><text:tab/><text:tab/>&lt;</text:span><text:span text:style-name="T381_2">tr</text:span><text:span text:style-name="T381_3">&gt;</text:span></text:p>
      <text:p text:style-name="P382"><text:span text:style-name="T382_1"><text:tab/><text:tab/>&lt;/</text:span><text:span text:style-name="T382_2">tr</text:span><text:span text:style-name="T382_3">&gt;</text:span></text:p>
      <text:p text:style-name="P383"><text:span text:style-name="T383_1"><text:tab/><text:tab/>&lt;</text:span><text:span text:style-name="T383_2">tr</text:span><text:span text:style-name="T383_3">&gt;</text:span></text:p>
      <text:p text:style-name="P384"><text:span text:style-name="T384_1"><text:tab/><text:tab/><text:tab/>&lt;</text:span><text:span text:style-name="T384_2">td</text:span><text:span text:style-name="T384_3"><text:s/></text:span><text:span text:style-name="T384_4">style</text:span><text:span text:style-name="T384_5">="</text:span><text:span text:style-name="T384_6">width</text:span><text:span text:style-name="T384_7">:<text:s/>150</text:span><text:span text:style-name="T384_8">px</text:span><text:span text:style-name="T384_9">;<text:s/>"&gt;</text:span></text:p>
      <text:p text:style-name="P385"><text:span text:style-name="T385_1"><text:tab/><text:tab/><text:tab/><text:tab/>8<text:s/>(3022)<text:s/>338-338&lt;/</text:span><text:span text:style-name="T385_2">td</text:span><text:span text:style-name="T385_3">&gt;</text:span></text:p>
      <text:p text:style-name="P386"><text:span text:style-name="T386_1"><text:tab/><text:tab/><text:tab/>&lt;</text:span><text:span text:style-name="T386_2">td</text:span><text:span text:style-name="T386_3">&gt;</text:span></text:p>
      <text:p text:style-name="P387"><text:span text:style-name="T387_1"><text:tab/><text:tab/><text:tab/><text:tab/></text:span><text:span text:style-name="T387_2">г</text:span><text:span text:style-name="T387_3">.<text:s/></text:span><text:span text:style-name="T387_4">Чита</text:span><text:span text:style-name="T387_5">,<text:s/></text:span><text:span text:style-name="T387_6">ул</text:span><text:span text:style-name="T387_7">.<text:s/></text:span><text:span text:style-name="T387_8">Агинский</text:span><text:span text:style-name="T387_9"><text:s/></text:span><text:span text:style-name="T387_10">тракт</text:span><text:span text:style-name="T387_11">,<text:s/>15&lt;/</text:span><text:span text:style-name="T387_12">td</text:span><text:span text:style-name="T387_13">&gt;</text:span></text:p>
      <text:p text:style-name="P388"><text:span text:style-name="T388_1"><text:tab/><text:tab/>&lt;/</text:span><text:span text:style-name="T388_2">tr</text:span><text:span text:style-name="T388_3">&gt;</text:span></text:p>
      <text:p text:style-name="P389"><text:span text:style-name="T389_1"><text:tab/>&lt;/</text:span><text:span text:style-name="T389_2">tbody</text:span><text:span text:style-name="T389_3">&gt;</text:span></text:p>
      <text:p text:style-name="P390"><text:span text:style-name="T390_1">&lt;/</text:span><text:span text:style-name="T390_2">table</text:span><text:span text:style-name="T390_3">&gt;</text:span></text:p>
      <text:p text:style-name="P391"><text:span text:style-name="T391_1">&lt;</text:span><text:span text:style-name="T391_2">p</text:span><text:span text:style-name="T391_3">&gt;</text:span></text:p>
      <text:p text:style-name="P392"><text:span text:style-name="T392_1"><text:tab/>&lt;</text:span><text:span text:style-name="T392_2">strong</text:span><text:span text:style-name="T392_3">&gt;</text:span><text:span text:style-name="T392_4">Магазин</text:span><text:span text:style-name="T392_5"><text:s/>&amp;</text:span><text:span text:style-name="T392_6">laquo</text:span><text:span text:style-name="T392_7">;</text:span><text:span text:style-name="T392_8">Мир</text:span><text:span text:style-name="T392_9"><text:s/></text:span><text:span text:style-name="T392_10">лестниц</text:span><text:span text:style-name="T392_11">&amp;</text:span><text:span text:style-name="T392_12">raquo</text:span><text:span text:style-name="T392_13">;&lt;/</text:span><text:span text:style-name="T392_14">strong</text:span><text:span text:style-name="T392_15">&gt;&lt;/</text:span><text:span text:style-name="T392_16">p</text:span><text:span text:style-name="T392_17">&gt;</text:span></text:p>
      <text:p text:style-name="P393"><text:span text:style-name="T393_1">&lt;</text:span><text:span text:style-name="T393_2">table</text:span><text:span text:style-name="T393_3"><text:s/></text:span><text:span text:style-name="T393_4">border</text:span><text:span text:style-name="T393_5">="0"<text:s/></text:span><text:span text:style-name="T393_6">cellpadding</text:span><text:span text:style-name="T393_7">="0"<text:s/></text:span><text:span text:style-name="T393_8">cellspacing</text:span><text:span text:style-name="T393_9">="0"<text:s/></text:span><text:span text:style-name="T393_10">style</text:span><text:span text:style-name="T393_11">="</text:span><text:span text:style-name="T393_12">float</text:span><text:span text:style-name="T393_13">:<text:s/></text:span><text:span text:style-name="T393_14">none</text:span><text:span text:style-name="T393_15">;<text:s/></text:span><text:span text:style-name="T393_16">width</text:span><text:span text:style-name="T393_17">:<text:s/>1157</text:span><text:span text:style-name="T393_18">px</text:span><text:span text:style-name="T393_19">;<text:s/>"&gt;</text:span></text:p>
      <text:p text:style-name="P394"><text:span text:style-name="T394_1"><text:tab/>&lt;</text:span><text:span text:style-name="T394_2">tbody</text:span><text:span text:style-name="T394_3">&gt;</text:span></text:p>
      <text:p text:style-name="P395"><text:span text:style-name="T395_1"><text:tab/><text:tab/>&lt;</text:span><text:span text:style-name="T395_2">tr</text:span><text:span text:style-name="T395_3">&gt;</text:span></text:p>
      <text:p text:style-name="P396"><text:span text:style-name="T396_1"><text:tab/><text:tab/>&lt;/</text:span><text:span text:style-name="T396_2">tr</text:span><text:span text:style-name="T396_3">&gt;</text:span></text:p>
      <text:p text:style-name="P397"><text:span text:style-name="T397_1"><text:tab/><text:tab/>&lt;</text:span><text:span text:style-name="T397_2">tr</text:span><text:span text:style-name="T397_3">&gt;</text:span></text:p>
      <text:p text:style-name="P398"><text:span text:style-name="T398_1"><text:tab/><text:tab/><text:tab/>&lt;</text:span><text:span text:style-name="T398_2">td</text:span><text:span text:style-name="T398_3"><text:s/></text:span><text:span text:style-name="T398_4">style</text:span><text:span text:style-name="T398_5">="</text:span><text:span text:style-name="T398_6">width</text:span><text:span text:style-name="T398_7">:<text:s/>150</text:span><text:span text:style-name="T398_8">px</text:span><text:span text:style-name="T398_9">;<text:s/>"&gt;</text:span></text:p>
      <text:p text:style-name="P399"><text:span text:style-name="T399_1"><text:tab/><text:tab/><text:tab/><text:tab/>8<text:s/>(172)<text:s/>70-00-05&lt;/</text:span><text:span text:style-name="T399_2">td</text:span><text:span text:style-name="T399_3">&gt;</text:span></text:p>
      <text:p text:style-name="P400"><text:span text:style-name="T400_1"><text:tab/><text:tab/><text:tab/>&lt;</text:span><text:span text:style-name="T400_2">td</text:span><text:span text:style-name="T400_3">&gt;</text:span></text:p>
      <text:p text:style-name="P401"><text:span text:style-name="T401_1"><text:tab/><text:tab/><text:tab/><text:tab/></text:span><text:span text:style-name="T401_2">г</text:span><text:span text:style-name="T401_3">.<text:s/></text:span><text:span text:style-name="T401_4">Вологда</text:span><text:span text:style-name="T401_5">,<text:s/></text:span><text:span text:style-name="T401_6">ул</text:span><text:span text:style-name="T401_7">.<text:s/></text:span><text:span text:style-name="T401_8">Мира</text:span><text:span text:style-name="T401_9">,<text:s/>80&lt;/</text:span><text:span text:style-name="T401_10">td</text:span><text:span text:style-name="T401_11">&gt;</text:span></text:p>
      <text:p text:style-name="P402"><text:span text:style-name="T402_1"><text:tab/><text:tab/>&lt;/</text:span><text:span text:style-name="T402_2">tr</text:span><text:span text:style-name="T402_3">&gt;</text:span></text:p>
      <text:p text:style-name="P403"><text:span text:style-name="T403_1"><text:tab/>&lt;/</text:span><text:span text:style-name="T403_2">tbody</text:span><text:span text:style-name="T403_3">&gt;</text:span></text:p>
      <text:p text:style-name="P404"><text:span text:style-name="T404_1">&lt;/</text:span><text:span text:style-name="T404_2">table</text:span><text:span text:style-name="T404_3">&gt;</text:span></text:p>
      <text:p text:style-name="P405"><text:span text:style-name="T405_1">&lt;</text:span><text:span text:style-name="T405_2">p</text:span><text:span text:style-name="T405_3">&gt;</text:span></text:p>
      <text:p text:style-name="P406"><text:span text:style-name="T406_1"><text:tab/>&lt;</text:span><text:span text:style-name="T406_2">strong</text:span><text:span text:style-name="T406_3">&gt;</text:span><text:span text:style-name="T406_4">Магазин</text:span><text:span text:style-name="T406_5"><text:s/>&amp;</text:span><text:span text:style-name="T406_6">laquo</text:span><text:span text:style-name="T406_7">;</text:span><text:span text:style-name="T406_8">ТД</text:span><text:span text:style-name="T406_9"><text:s/></text:span><text:span text:style-name="T406_10">ИТЭКС</text:span><text:span text:style-name="T406_11">&amp;</text:span><text:span text:style-name="T406_12">raquo</text:span><text:span text:style-name="T406_13">;&lt;/</text:span><text:span text:style-name="T406_14">strong</text:span><text:span text:style-name="T406_15">&gt;&lt;/</text:span><text:span text:style-name="T406_16">p</text:span><text:span text:style-name="T406_17">&gt;</text:span></text:p>
      <text:p text:style-name="P407"><text:span text:style-name="T407_1">&lt;</text:span><text:span text:style-name="T407_2">table</text:span><text:span text:style-name="T407_3"><text:s/></text:span><text:span text:style-name="T407_4">border</text:span><text:span text:style-name="T407_5">="0"<text:s/></text:span><text:span text:style-name="T407_6">cellpadding</text:span><text:span text:style-name="T407_7">="0"<text:s/></text:span><text:span text:style-name="T407_8">cellspacing</text:span><text:span text:style-name="T407_9">="0"<text:s/></text:span><text:span text:style-name="T407_10">style</text:span><text:span text:style-name="T407_11">="</text:span><text:span text:style-name="T407_12">float</text:span><text:span text:style-name="T407_13">:<text:s/></text:span><text:span text:style-name="T407_14">none</text:span><text:span text:style-name="T407_15">;<text:s/></text:span><text:span text:style-name="T407_16">width</text:span><text:span text:style-name="T407_17">:<text:s/>1157</text:span><text:span text:style-name="T407_18">px</text:span><text:span text:style-name="T407_19">;<text:s/>"&gt;</text:span></text:p>
      <text:p text:style-name="P408"><text:span text:style-name="T408_1"><text:tab/>&lt;</text:span><text:span text:style-name="T408_2">tbody</text:span><text:span text:style-name="T408_3">&gt;</text:span></text:p>
      <text:p text:style-name="P409"><text:span text:style-name="T409_1"><text:tab/><text:tab/>&lt;</text:span><text:span text:style-name="T409_2">tr</text:span><text:span text:style-name="T409_3">&gt;</text:span></text:p>
      <text:p text:style-name="P410"><text:span text:style-name="T410_1"><text:tab/><text:tab/>&lt;/</text:span><text:span text:style-name="T410_2">tr</text:span><text:span text:style-name="T410_3">&gt;</text:span></text:p>
      <text:p text:style-name="P411"><text:span text:style-name="T411_1"><text:tab/><text:tab/>&lt;</text:span><text:span text:style-name="T411_2">tr</text:span><text:span text:style-name="T411_3">&gt;</text:span></text:p>
      <text:p text:style-name="P412"><text:span text:style-name="T412_1"><text:tab/><text:tab/><text:tab/>&lt;</text:span><text:span text:style-name="T412_2">td</text:span><text:span text:style-name="T412_3"><text:s/></text:span><text:span text:style-name="T412_4">style</text:span><text:span text:style-name="T412_5">="</text:span><text:span text:style-name="T412_6">width</text:span><text:span text:style-name="T412_7">:<text:s/>150</text:span><text:span text:style-name="T412_8">px</text:span><text:span text:style-name="T412_9">;<text:s/>"&gt;</text:span></text:p>
      <text:p text:style-name="P413"><text:span text:style-name="T413_1"><text:tab/><text:tab/><text:tab/><text:tab/>8<text:s/>(4242)<text:s/>72-28-08&lt;/</text:span><text:span text:style-name="T413_2">td</text:span><text:span text:style-name="T413_3">&gt;</text:span></text:p>
      <text:p text:style-name="P414"><text:span text:style-name="T414_1"><text:tab/><text:tab/><text:tab/>&lt;</text:span><text:span text:style-name="T414_2">td</text:span><text:span text:style-name="T414_3">&gt;</text:span></text:p>
      <text:p text:style-name="P415"><text:span text:style-name="T415_1"><text:tab/><text:tab/><text:tab/><text:tab/></text:span><text:span text:style-name="T415_2">г</text:span><text:span text:style-name="T415_3">.<text:s/></text:span><text:span text:style-name="T415_4">Южно</text:span><text:span text:style-name="T415_5">-</text:span><text:span text:style-name="T415_6">Сахалинск</text:span><text:span text:style-name="T415_7">&lt;/</text:span><text:span text:style-name="T415_8">td</text:span><text:span text:style-name="T415_9">&gt;</text:span></text:p>
      <text:p text:style-name="P416"><text:span text:style-name="T416_1"><text:tab/><text:tab/>&lt;/</text:span><text:span text:style-name="T416_2">tr</text:span><text:span text:style-name="T416_3">&gt;</text:span></text:p>
      <text:p text:style-name="P417"><text:span text:style-name="T417_1"><text:tab/>&lt;/</text:span><text:span text:style-name="T417_2">tbody</text:span><text:span text:style-name="T417_3">&gt;</text:span></text:p>
      <text:p text:style-name="P418"><text:span text:style-name="T418_1">&lt;/</text:span><text:span text:style-name="T418_2">table</text:span><text:span text:style-name="T418_3">&gt;</text:span></text:p>
      <text:p text:style-name="P419"><text:span text:style-name="T419_1">&lt;</text:span><text:span text:style-name="T419_2">p</text:span><text:span text:style-name="T419_3">&gt;</text:span></text:p>
      <text:p text:style-name="P420"><text:span text:style-name="T420_1"><text:tab/>&lt;</text:span><text:span text:style-name="T420_2">strong</text:span><text:span text:style-name="T420_3">&gt;</text:span><text:span text:style-name="T420_4">Магазин</text:span><text:span text:style-name="T420_5"><text:s/>&amp;</text:span><text:span text:style-name="T420_6">laquo</text:span><text:span text:style-name="T420_7">;</text:span><text:span text:style-name="T420_8">Мир</text:span><text:span text:style-name="T420_9"><text:s/></text:span><text:span text:style-name="T420_10">лестниц</text:span><text:span text:style-name="T420_11">&amp;</text:span><text:span text:style-name="T420_12">raquo</text:span><text:span text:style-name="T420_13">;&lt;/</text:span><text:span text:style-name="T420_14">strong</text:span><text:span text:style-name="T420_15">&gt;&lt;/</text:span><text:span text:style-name="T420_16">p</text:span><text:span text:style-name="T420_17">&gt;</text:span></text:p>
      <text:p text:style-name="P421"><text:span text:style-name="T421_1">&lt;</text:span><text:span text:style-name="T421_2">table</text:span><text:span text:style-name="T421_3"><text:s/></text:span><text:span text:style-name="T421_4">border</text:span><text:span text:style-name="T421_5">="0"<text:s/></text:span><text:span text:style-name="T421_6">cellpadding</text:span><text:span text:style-name="T421_7">="0"<text:s/></text:span><text:span text:style-name="T421_8">cellspacing</text:span><text:span text:style-name="T421_9">="0"<text:s/></text:span><text:span text:style-name="T421_10">style</text:span><text:span text:style-name="T421_11">="</text:span><text:span text:style-name="T421_12">float</text:span><text:span text:style-name="T421_13">:<text:s/></text:span><text:span text:style-name="T421_14">none</text:span><text:span text:style-name="T421_15">;<text:s/></text:span><text:span text:style-name="T421_16">width</text:span><text:span text:style-name="T421_17">:<text:s/>1157</text:span><text:span text:style-name="T421_18">px</text:span><text:span text:style-name="T421_19">;<text:s/>"&gt;</text:span></text:p>
      <text:p text:style-name="P422"><text:span text:style-name="T422_1"><text:tab/>&lt;</text:span><text:span text:style-name="T422_2">tbody</text:span><text:span text:style-name="T422_3">&gt;</text:span></text:p>
      <text:p text:style-name="P423"><text:span text:style-name="T423_1"><text:tab/><text:tab/>&lt;</text:span><text:span text:style-name="T423_2">tr</text:span><text:span text:style-name="T423_3">&gt;</text:span></text:p>
      <text:p text:style-name="P424"><text:span text:style-name="T424_1"><text:tab/><text:tab/>&lt;/</text:span><text:span text:style-name="T424_2">tr</text:span><text:span text:style-name="T424_3">&gt;</text:span></text:p>
      <text:p text:style-name="P425"><text:span text:style-name="T425_1"><text:tab/><text:tab/>&lt;</text:span><text:span text:style-name="T425_2">tr</text:span><text:span text:style-name="T425_3">&gt;</text:span></text:p>
      <text:p text:style-name="P426"><text:span text:style-name="T426_1"><text:tab/><text:tab/><text:tab/>&lt;</text:span><text:span text:style-name="T426_2">td</text:span><text:span text:style-name="T426_3"><text:s/></text:span><text:span text:style-name="T426_4">style</text:span><text:span text:style-name="T426_5">="</text:span><text:span text:style-name="T426_6">width</text:span><text:span text:style-name="T426_7">:<text:s/>150</text:span><text:span text:style-name="T426_8">px</text:span><text:span text:style-name="T426_9">;<text:s/>"&gt;</text:span></text:p>
      <text:p text:style-name="P427"><text:span text:style-name="T427_1"><text:tab/><text:tab/><text:tab/><text:tab/>8<text:s/>(985)<text:s/>877-60-90&lt;</text:span><text:span text:style-name="T427_2">br</text:span><text:span text:style-name="T427_3"><text:s/>/&gt;</text:span></text:p>
      <text:p text:style-name="P428"><text:span text:style-name="T428_1"><text:tab/><text:tab/><text:tab/><text:tab/>8<text:s/>(965)<text:s/>158-52-08&lt;/</text:span><text:span text:style-name="T428_2">td</text:span><text:span text:style-name="T428_3">&gt;</text:span></text:p>
      <text:p text:style-name="P429"><text:span text:style-name="T429_1"><text:tab/><text:tab/><text:tab/>&lt;</text:span><text:span text:style-name="T429_2">td</text:span><text:span text:style-name="T429_3">&gt;</text:span></text:p>
      <text:p text:style-name="P430"><text:span text:style-name="T430_1"><text:tab/><text:tab/><text:tab/><text:tab/></text:span><text:span text:style-name="T430_2">г</text:span><text:span text:style-name="T430_3">.<text:s/></text:span><text:span text:style-name="T430_4">Воскресенск</text:span><text:span text:style-name="T430_5">,<text:s/></text:span><text:span text:style-name="T430_6">МО</text:span><text:span text:style-name="T430_7">,<text:s/></text:span><text:span text:style-name="T430_8">ул</text:span><text:span text:style-name="T430_9">.<text:s/>2-</text:span><text:span text:style-name="T430_10">ая</text:span><text:span text:style-name="T430_11"><text:s/></text:span><text:span text:style-name="T430_12">Заводская</text:span><text:span text:style-name="T430_13">,<text:s/></text:span><text:span text:style-name="T430_14">д</text:span><text:span text:style-name="T430_15">.<text:s/>6,<text:s/></text:span><text:span text:style-name="T430_16">ТЦ</text:span><text:span text:style-name="T430_17">,<text:s/></text:span><text:span text:style-name="T430_18">зал</text:span><text:span text:style-name="T430_19">&amp;</text:span><text:span text:style-name="T430_20">nbsp</text:span><text:span text:style-name="T430_21">;&amp;</text:span><text:span text:style-name="T430_22">laquo</text:span><text:span text:style-name="T430_23">;</text:span><text:span text:style-name="T430_24">Мир</text:span><text:span text:style-name="T430_25"><text:s/></text:span><text:span text:style-name="T430_26">лестниц</text:span><text:span text:style-name="T430_27">&amp;</text:span><text:span text:style-name="T430_28">raquo</text:span><text:span text:style-name="T430_29">;&lt;/</text:span><text:span text:style-name="T430_30">td</text:span><text:span text:style-name="T430_31">&gt;</text:span></text:p>
      <text:p text:style-name="P431"><text:span text:style-name="T431_1"><text:tab/><text:tab/>&lt;/</text:span><text:span text:style-name="T431_2">tr</text:span><text:span text:style-name="T431_3">&gt;</text:span></text:p>
      <text:p text:style-name="P432"><text:span text:style-name="T432_1"><text:tab/>&lt;/</text:span><text:span text:style-name="T432_2">tbody</text:span><text:span text:style-name="T432_3">&gt;</text:span></text:p>
      <text:p text:style-name="P433"><text:span text:style-name="T433_1">&lt;/</text:span><text:span text:style-name="T433_2">table</text:span><text:span text:style-name="T433_3">&gt;</text:span></text:p>
      <text:p text:style-name="P4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